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de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op</text:p>
          </table:table-cell>
          <table:table-cell office:value-type="float" office:value="10">
            <text:p>10</text:p>
          </table:table-cell>
          <table:table-cell table:number-columns-repeated="3"/>
          <table:table-cell>
            <draw:frame table:end-cell-address="Ideal.R31" table:end-x="1.542cm" table:end-y="0.028cm" draw:z-index="0" draw:style-name="gr1" svg:width="27.327cm" svg:height="14.609cm" svg:x="1.313cm" svg:y="0.496cm">
              <draw:object draw:notify-on-update-of-ranges="Ideal.A7:Ideal.A28 Ideal.B6:Ideal.B6 Ideal.B7:Ideal.B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Scaler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/>
          <table:table-cell/>
          <table:table-cell table:number-columns-repeated="4"/>
        </table:table-row>
        <table:table-row table:style-name="ro1">
          <table:table-cell/>
          <table:table-cell/>
          <table:table-cell table:number-columns-repeated="4"/>
        </table:table-row>
        <table:table-row table:style-name="ro1">
          <table:table-cell office:value-type="string">
            <text:p>Current_temp</text:p>
          </table:table-cell>
          <table:table-cell/>
          <table:table-cell office:value-type="string">
            <text:p>step1</text:p>
          </table:table-cell>
          <table:table-cell office:value-type="string">
            <text:p>step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LOG(2)*0.851*(1.066^[.A6])*EXP(-(ABS([.A6]-[.$B$1])^3)/[.$B$2])" office:value-type="float" office:value="0.311199252858798">
            <text:p>0.31</text:p>
          </table:table-cell>
          <table:table-cell table:formula="of:=LOG(2) * 0.851 * 1.066^ [.A6]" office:value-type="float" office:value="0.3526349519725">
            <text:p>0.35</text:p>
          </table:table-cell>
          <table:table-cell table:formula="of:=EXP(-1*((ABS([.A6] - [.B1])^3))/1000)" office:value-type="float" office:value="0.882496902584595">
            <text:p>0.88</text:p>
          </table:table-cell>
          <table:table-cell table:formula="of:=[.C6]*[.D6]" office:value-type="float" office:value="0.311199252858798">
            <text:p>0.3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LOG(2)*0.851*(1.066^[.A7])*EXP(-(ABS([.A7]-[.$B$1])^3)/[.$B$2])" office:value-type="float" office:value="0.352604388924809">
            <text:p>0.35</text:p>
          </table:table-cell>
          <table:table-cell table:formula="of:=LOG(2) * 0.851 * 1.066^ [.A7]" office:value-type="float" office:value="0.375908858802685">
            <text:p>0.38</text:p>
          </table:table-cell>
          <table:table-cell table:formula="of:=EXP(-1*((ABS([.A7] - [.B2])^3))/1000)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LOG(2)*0.851*(1.066^[.A8])*EXP(-(ABS([.A8]-[.$B$1])^3)/[.$B$2])" office:value-type="float" office:value="0.390044190995453">
            <text:p>0.39</text:p>
          </table:table-cell>
          <table:table-cell table:formula="of:=LOG(2) * 0.851 * 1.066^ [.A8]" office:value-type="float" office:value="0.400718843483662">
            <text:p>0.4</text:p>
          </table:table-cell>
          <table:table-cell table:formula="of:=EXP(-1*((ABS([.A8] - [.B3])^3))/1000)" office:value-type="float" office:value="0.709638211560209">
            <text:p>0.71</text:p>
          </table:table-cell>
          <table:table-cell table:formula="of:=[.C8]*[.D8]" office:value-type="float" office:value="0.284365403428221">
            <text:p>0.2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LOG(2)*0.851*(1.066^[.A9])*EXP(-(ABS([.A9]-[.$B$1])^3)/[.$B$2])" office:value-type="float" office:value="0.423762589798807">
            <text:p>0.42</text:p>
          </table:table-cell>
          <table:table-cell table:formula="of:=LOG(2) * 0.851 * 1.066^ [.A9]" office:value-type="float" office:value="0.427166287153584">
            <text:p>0.43</text:p>
          </table:table-cell>
          <table:table-cell table:formula="of:=EXP(-1*((ABS([.A9] - [.B4])^3))/1000)" office:value-type="float" office:value="0.599295787845538">
            <text:p>0.6</text:p>
          </table:table-cell>
          <table:table-cell table:formula="of:=[.C9]*[.D9]" office:value-type="float" office:value="0.25599895660076">
            <text:p>0.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LOG(2)*0.851*(1.066^[.A10])*EXP(-(ABS([.A10]-[.$B$1])^3)/[.$B$2])" office:value-type="float" office:value="0.454904130447371">
            <text:p>0.45</text:p>
          </table:table-cell>
          <table:table-cell table:formula="of:=LOG(2) * 0.851 * 1.066^ [.A10]" office:value-type="float" office:value="0.45535926210572">
            <text:p>0.46</text:p>
          </table:table-cell>
          <table:table-cell table:formula="of:=EXP(-1*((ABS([.A10] - [.B5])^3))/1000)" office:value-type="float" office:value="0.482391140115126">
            <text:p>0.48</text:p>
          </table:table-cell>
          <table:table-cell table:formula="of:=[.C10]*[.D10]" office:value-type="float" office:value="0.219661273609161">
            <text:p>0.2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LOG(2)*0.851*(1.066^[.A11])*EXP(-(ABS([.A11]-[.$B$1])^3)/[.$B$2])" office:value-type="float" office:value="0.485412973404698">
            <text:p>0.49</text:p>
          </table:table-cell>
          <table:table-cell table:formula="of:=LOG(2) * 0.851 * 1.066^ [.A11]" office:value-type="float" office:value="0.485412973404698">
            <text:p>0.49</text:p>
          </table:table-cell>
          <table:table-cell table:formula="of:=EXP(-1*((ABS([.A11] - [.B6])^3))/1000)" office:value-type="float" office:value="0.402719320324887">
            <text:p>0.4</text:p>
          </table:table-cell>
          <table:table-cell table:formula="of:=[.C11]*[.D11]" office:value-type="float" office:value="0.195485182726422">
            <text:p>0.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LOG(2)*0.851*(1.066^[.A12])*EXP(-(ABS([.A12]-[.$B$1])^3)/[.$B$2])" office:value-type="float" office:value="0.516933038058653">
            <text:p>0.52</text:p>
          </table:table-cell>
          <table:table-cell table:formula="of:=LOG(2) * 0.851 * 1.066^ [.A12]" office:value-type="float" office:value="0.517450229649408">
            <text:p>0.52</text:p>
          </table:table-cell>
          <table:table-cell table:formula="of:=EXP(-1*((ABS([.A12] - [.B7])^3))/1000)" office:value-type="float" office:value="0.299074176988458">
            <text:p>0.3</text:p>
          </table:table-cell>
          <table:table-cell table:formula="of:=[.C12]*[.D12]" office:value-type="float" office:value="0.154756001564885">
            <text:p>0.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LOG(2)*0.851*(1.066^[.A13])*EXP(-(ABS([.A13]-[.$B$1])^3)/[.$B$2])" office:value-type="float" office:value="0.547206733534009">
            <text:p>0.55</text:p>
          </table:table-cell>
          <table:table-cell table:formula="of:=LOG(2) * 0.851 * 1.066^ [.A13]" office:value-type="float" office:value="0.551601944806269">
            <text:p>0.55</text:p>
          </table:table-cell>
          <table:table-cell table:formula="of:=EXP(-1*((ABS([.A13] - [.B8])^3))/1000)" office:value-type="float" office:value="0.209105073093257">
            <text:p>0.21</text:p>
          </table:table-cell>
          <table:table-cell table:formula="of:=[.C13]*[.D13]" office:value-type="float" office:value="0.115342764987097">
            <text:p>0.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LOG(2)*0.851*(1.066^[.A14])*EXP(-(ABS([.A14]-[.$B$1])^3)/[.$B$2])" office:value-type="float" office:value="0.572343878776244">
            <text:p>0.57</text:p>
          </table:table-cell>
          <table:table-cell table:formula="of:=LOG(2) * 0.851 * 1.066^ [.A14]" office:value-type="float" office:value="0.588007673163482">
            <text:p>0.59</text:p>
          </table:table-cell>
          <table:table-cell table:formula="of:=EXP(-1*((ABS([.A14] - [.B9])^3))/1000)" office:value-type="float" office:value="0.136821286273166">
            <text:p>0.14</text:p>
          </table:table-cell>
          <table:table-cell table:formula="of:=[.C14]*[.D14]" office:value-type="float" office:value="0.080451966180719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LOG(2)*0.851*(1.066^[.A15])*EXP(-(ABS([.A15]-[.$B$1])^3)/[.$B$2])" office:value-type="float" office:value="0.587956710244303">
            <text:p>0.59</text:p>
          </table:table-cell>
          <table:table-cell table:formula="of:=LOG(2) * 0.851 * 1.066^ [.A15]" office:value-type="float" office:value="0.626816179592272">
            <text:p>0.63</text:p>
          </table:table-cell>
          <table:table-cell table:formula="of:=EXP(-1*((ABS([.A15] - [.B10])^3))/1000)" office:value-type="float" office:value="0.0833160875418083">
            <text:p>0.08</text:p>
          </table:table-cell>
          <table:table-cell table:formula="of:=[.C15]*[.D15]" office:value-type="float" office:value="0.0522238716915316">
            <text:p>0.0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LOG(2)*0.851*(1.066^[.A16])*EXP(-(ABS([.A16]-[.$B$1])^3)/[.$B$2])" office:value-type="float" office:value="0.589672117220776">
            <text:p>0.59</text:p>
          </table:table-cell>
          <table:table-cell table:formula="of:=LOG(2) * 0.851 * 1.066^ [.A16]" office:value-type="float" office:value="0.668186047445362">
            <text:p>0.67</text:p>
          </table:table-cell>
          <table:table-cell table:formula="of:=EXP(-1*((ABS([.A16] - [.B11])^3))/1000)" office:value-type="float" office:value="0.046989315818837">
            <text:p>0.05</text:p>
          </table:table-cell>
          <table:table-cell table:formula="of:=[.C16]*[.D16]" office:value-type="float" office:value="0.0313976052091505">
            <text:p>0.0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LOG(2)*0.851*(1.066^[.A17])*EXP(-(ABS([.A17]-[.$B$1])^3)/[.$B$2])" office:value-type="float" office:value="0.573914238364675">
            <text:p>0.57</text:p>
          </table:table-cell>
          <table:table-cell table:formula="of:=LOG(2) * 0.851 * 1.066^ [.A17]" office:value-type="float" office:value="0.712286326576756">
            <text:p>0.71</text:p>
          </table:table-cell>
          <table:table-cell table:formula="of:=EXP(-1*((ABS([.A17] - [.B12])^3))/1000)" office:value-type="float" office:value="0.02443634170048">
            <text:p>0.02</text:p>
          </table:table-cell>
          <table:table-cell table:formula="of:=[.C17]*[.D17]" office:value-type="float" office:value="0.0174056720648093">
            <text:p>0.0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LOG(2)*0.851*(1.066^[.A18])*EXP(-(ABS([.A18]-[.$B$1])^3)/[.$B$2])" office:value-type="float" office:value="0.538826324174828">
            <text:p>0.54</text:p>
          </table:table-cell>
          <table:table-cell table:formula="of:=LOG(2) * 0.851 * 1.066^ [.A18]" office:value-type="float" office:value="0.759297224130822">
            <text:p>0.76</text:p>
          </table:table-cell>
          <table:table-cell table:formula="of:=EXP(-1*((ABS([.A18] - [.B13])^3))/1000)" office:value-type="float" office:value="0.0116356792419703">
            <text:p>0.01</text:p>
          </table:table-cell>
          <table:table-cell table:formula="of:=[.C18]*[.D18]" office:value-type="float" office:value="0.00883493894930471">
            <text:p>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LOG(2)*0.851*(1.066^[.A19])*EXP(-(ABS([.A19]-[.$B$1])^3)/[.$B$2])" office:value-type="float" office:value="0.485076507601943">
            <text:p>0.49</text:p>
          </table:table-cell>
          <table:table-cell table:formula="of:=LOG(2) * 0.851 * 1.066^ [.A19]" office:value-type="float" office:value="0.809410840923457">
            <text:p>0.81</text:p>
          </table:table-cell>
          <table:table-cell table:formula="of:=EXP(-1*((ABS([.A19] - [.B14])^3))/1000)" office:value-type="float" office:value="0.00502573559500659">
            <text:p>0.01</text:p>
          </table:table-cell>
          <table:table-cell table:formula="of:=[.C19]*[.D19]" office:value-type="float" office:value="0.00406788487421323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LOG(2)*0.851*(1.066^[.A20])*EXP(-(ABS([.A20]-[.$B$1])^3)/[.$B$2])" office:value-type="float" office:value="0.416222491187333">
            <text:p>0.42</text:p>
          </table:table-cell>
          <table:table-cell table:formula="of:=LOG(2) * 0.851 * 1.066^ [.A20]" office:value-type="float" office:value="0.862831956424405">
            <text:p>0.86</text:p>
          </table:table-cell>
          <table:table-cell table:formula="of:=EXP(-1*((ABS([.A20] - [.B15])^3))/1000)" office:value-type="float" office:value="0.00194645767259963">
            <text:p>0</text:p>
          </table:table-cell>
          <table:table-cell table:formula="of:=[.C20]*[.D20]" office:value-type="float" office:value="0.00167946588174643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LOG(2)*0.851*(1.066^[.A21])*EXP(-(ABS([.A21]-[.$B$1])^3)/[.$B$2])" office:value-type="float" office:value="0.338367735059254">
            <text:p>0.34</text:p>
          </table:table-cell>
          <table:table-cell table:formula="of:=LOG(2) * 0.851 * 1.066^ [.A21]" office:value-type="float" office:value="0.919778865548416">
            <text:p>0.92</text:p>
          </table:table-cell>
          <table:table-cell table:formula="of:=EXP(-1*((ABS([.A21] - [.B16])^3))/1000)" office:value-type="float" office:value="0.000666779457665507">
            <text:p>0</text:p>
          </table:table-cell>
          <table:table-cell table:formula="of:=[.C21]*[.D21]" office:value-type="float" office:value="0.000613289653142568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LOG(2)*0.851*(1.066^[.A22])*EXP(-(ABS([.A22]-[.$B$1])^3)/[.$B$2])" office:value-type="float" office:value="0.25905660847561">
            <text:p>0.26</text:p>
          </table:table-cell>
          <table:table-cell table:formula="of:=LOG(2) * 0.851 * 1.066^ [.A22]" office:value-type="float" office:value="0.980484270674611">
            <text:p>0.98</text:p>
          </table:table-cell>
          <table:table-cell table:formula="of:=EXP(-1*((ABS([.A22] - [.B17])^3))/1000)" office:value-type="float" office:value="0.000198986571778825">
            <text:p>0</text:p>
          </table:table-cell>
          <table:table-cell table:formula="of:=[.C22]*[.D22]" office:value-type="float" office:value="0.000195103203704602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LOG(2)*0.851*(1.066^[.A23])*EXP(-(ABS([.A23]-[.$B$1])^3)/[.$B$2])" office:value-type="float" office:value="0.185667962224398">
            <text:p>0.19</text:p>
          </table:table-cell>
          <table:table-cell table:formula="of:=LOG(2) * 0.851 * 1.066^ [.A23]" office:value-type="float" office:value="1.04519623253914">
            <text:p>1.05</text:p>
          </table:table-cell>
          <table:table-cell table:formula="of:=EXP(-1*((ABS([.A23] - [.B18])^3))/1000)" office:value-type="float" office:value="0.0000509518357204309">
            <text:p>0</text:p>
          </table:table-cell>
          <table:table-cell table:formula="of:=[.C23]*[.D23]" office:value-type="float" office:value="0.0000532546667359474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LOG(2)*0.851*(1.066^[.A24])*EXP(-(ABS([.A24]-[.$B$1])^3)/[.$B$2])" office:value-type="float" office:value="0.123825492375424">
            <text:p>0.12</text:p>
          </table:table-cell>
          <table:table-cell table:formula="of:=LOG(2) * 0.851 * 1.066^ [.A24]" office:value-type="float" office:value="1.11417918388672">
            <text:p>1.11</text:p>
          </table:table-cell>
          <table:table-cell table:formula="of:=EXP(-1*((ABS([.A24] - [.B19])^3))/1000)" office:value-type="float" office:value="0.0000110475144674966">
            <text:p>0</text:p>
          </table:table-cell>
          <table:table-cell table:formula="of:=[.C24]*[.D24]" office:value-type="float" office:value="0.000012308910653372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LOG(2)*0.851*(1.066^[.A25])*EXP(-(ABS([.A25]-[.$B$1])^3)/[.$B$2])" office:value-type="float" office:value="0.076385018238734">
            <text:p>0.08</text:p>
          </table:table-cell>
          <table:table-cell table:formula="of:=LOG(2) * 0.851 * 1.066^ [.A25]" office:value-type="float" office:value="1.18771501002324">
            <text:p>1.19</text:p>
          </table:table-cell>
          <table:table-cell table:formula="of:=EXP(-1*((ABS([.A25] - [.B20])^3))/1000)" office:value-type="float" office:value="0.00000201041620123673">
            <text:p>0</text:p>
          </table:table-cell>
          <table:table-cell table:formula="of:=[.C25]*[.D25]" office:value-type="float" office:value="0.00000238780149860277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LOG(2)*0.851*(1.066^[.A26])*EXP(-(ABS([.A26]-[.$B$1])^3)/[.$B$2])" office:value-type="float" office:value="0.043323703333929">
            <text:p>0.04</text:p>
          </table:table-cell>
          <table:table-cell table:formula="of:=LOG(2) * 0.851 * 1.066^ [.A26]" office:value-type="float" office:value="1.26610420068478">
            <text:p>1.27</text:p>
          </table:table-cell>
          <table:table-cell table:formula="of:=EXP(-1*((ABS([.A26] - [.B21])^3))/1000)" office:value-type="float" office:value="0.000000306175089589641">
            <text:p>0</text:p>
          </table:table-cell>
          <table:table-cell table:formula="of:=[.C26]*[.D26]" office:value-type="float" office:value="0.000000387649567074483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LOG(2)*0.851*(1.066^[.A27])*EXP(-(ABS([.A27]-[.$B$1])^3)/[.$B$2])" office:value-type="float" office:value="0.0224572439400904">
            <text:p>0.02</text:p>
          </table:table-cell>
          <table:table-cell table:formula="of:=LOG(2) * 0.851 * 1.066^ [.A27]" office:value-type="float" office:value="1.34966707792997">
            <text:p>1.35</text:p>
          </table:table-cell>
          <table:table-cell table:formula="of:=EXP(-1*((ABS([.A27] - [.B22])^3))/1000)" office:value-type="float" office:value="0.0000000391505871139667">
            <text:p>0</text:p>
          </table:table-cell>
          <table:table-cell table:formula="of:=[.C27]*[.D27]" office:value-type="float" office:value="0.0000000528402585093503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LOG(2)*0.851*(1.066^[.A28])*EXP(-(ABS([.A28]-[.$B$1])^3)/[.$B$2])" office:value-type="float" office:value="0.0105753577888646">
            <text:p>0.01</text:p>
          </table:table-cell>
          <table:table-cell table:formula="of:=LOG(2) * 0.851 * 1.066^ [.A28]" office:value-type="float" office:value="1.43874510507335">
            <text:p>1.44</text:p>
          </table:table-cell>
          <table:table-cell table:formula="of:=EXP(-1*((ABS([.A28] - [.B23])^3))/1000)" office:value-type="float" office:value="0.00000000423564572882229">
            <text:p>0</text:p>
          </table:table-cell>
          <table:table-cell table:formula="of:=[.C28]*[.D28]" office:value-type="float" office:value="0.00000000609401455916791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LOG(2)*0.851*(1.066^[.A29])*EXP(-(ABS([.A29]-[.$B$1])^3)/[.$B$2])" office:value-type="float" office:value="0.00449713210481159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LOG(2)*0.851*(1.066^[.A30])*EXP(-(ABS([.A30]-[.$B$1])^3)/[.$B$2])" office:value-type="float" office:value="0.00171661307883845">
            <text:p>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LOG(2)*0.851*(1.066^[.A31])*EXP(-(ABS([.A31]-[.$B$1])^3)/[.$B$2])" office:value-type="float" office:value="0.000584654932390801">
            <text:p>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LOG(2)*0.851*(1.066^[.A32])*EXP(-(ABS([.A32]-[.$B$1])^3)/[.$B$2])" office:value-type="float" office:value="0.000176608450796388">
            <text:p>0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formula="of:=LOG(2)*0.851*(1.066^[.A33])*EXP(-(ABS([.A33]-[.$B$1])^3)/[.$B$2])" office:value-type="float" office:value="0.0000470329521453323">
            <text:p>0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formula="of:=LOG(2)*0.851*(1.066^[.A34])*EXP(-(ABS([.A34]-[.$B$1])^3)/[.$B$2])" office:value-type="float" office:value="0.0000109765567199436">
            <text:p>0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LOG(2)*0.851*(1.066^[.A35])*EXP(-(ABS([.A35]-[.$B$1])^3)/[.$B$2])" office:value-type="float" office:value="0.00000223150248125733">
            <text:p>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LOG(2)*0.851*(1.066^[.A36])*EXP(-(ABS([.A36]-[.$B$1])^3)/[.$B$2])" office:value-type="float" office:value="0.000000392816947821993">
            <text:p>0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LOG(2)*0.851*(1.066^[.A37])*EXP(-(ABS([.A37]-[.$B$1])^3)/[.$B$2])" office:value-type="float" office:value="0.0000000595167060730922">
            <text:p>0</text:p>
          </table:table-cell>
          <table:table-cell table:number-columns-repeated="4"/>
        </table:table-row>
      </table:table>
      <table:table table:name="Results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CurrentTemp</text:p>
          </table:table-cell>
          <table:table-cell office:value-type="string">
            <text:p>Tcorr</text:p>
            <draw:frame table:end-cell-address="Results.N33" table:end-x="0.882cm" table:end-y="0.398cm" draw:z-index="0" draw:style-name="gr1" svg:width="26.272cm" svg:height="16.48cm" svg:x="1.707cm" svg:y="0cm">
              <draw:object draw:notify-on-update-of-ranges="Results.B2:Results.B318 Results.A2:Results.A3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8.75037">
            <text:p>1.88E+001</text:p>
          </table:table-cell>
          <table:table-cell office:value-type="float" office:value="1.000536">
            <text:p>1.00E+000</text:p>
          </table:table-cell>
          <table:table-cell table:number-columns-repeated="6"/>
        </table:table-row>
        <table:table-row table:style-name="ro1">
          <table:table-cell office:value-type="float" office:value="18.75037">
            <text:p>1.88E+001</text:p>
          </table:table-cell>
          <table:table-cell office:value-type="float" office:value="1.000536">
            <text:p>1.00E+000</text:p>
          </table:table-cell>
          <table:table-cell table:number-columns-repeated="6"/>
        </table:table-row>
        <table:table-row table:style-name="ro1">
          <table:table-cell office:value-type="float" office:value="15.53459">
            <text:p>1.55E+001</text:p>
          </table:table-cell>
          <table:table-cell office:value-type="float" office:value="1.343768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3.38674">
            <text:p>1.34E+001</text:p>
          </table:table-cell>
          <table:table-cell office:value-type="float" office:value="1.334944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10.19349">
            <text:p>1.02E+001</text:p>
          </table:table-cell>
          <table:table-cell office:value-type="float" office:value="1.131605">
            <text:p>1.13E+000</text:p>
          </table:table-cell>
          <table:table-cell table:number-columns-repeated="6"/>
        </table:table-row>
        <table:table-row table:style-name="ro1">
          <table:table-cell office:value-type="float" office:value="18.81888">
            <text:p>1.88E+001</text:p>
          </table:table-cell>
          <table:table-cell office:value-type="float" office:value="0.9891132">
            <text:p>9.89E-001</text:p>
          </table:table-cell>
          <table:table-cell table:number-columns-repeated="6"/>
        </table:table-row>
        <table:table-row table:style-name="ro1">
          <table:table-cell office:value-type="float" office:value="18.81888">
            <text:p>1.88E+001</text:p>
          </table:table-cell>
          <table:table-cell office:value-type="float" office:value="0.9891132">
            <text:p>9.89E-001</text:p>
          </table:table-cell>
          <table:table-cell table:number-columns-repeated="6"/>
        </table:table-row>
        <table:table-row table:style-name="ro1">
          <table:table-cell office:value-type="float" office:value="15.03013">
            <text:p>1.50E+001</text:p>
          </table:table-cell>
          <table:table-cell office:value-type="float" office:value="1.35729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2.4331">
            <text:p>1.24E+001</text:p>
          </table:table-cell>
          <table:table-cell office:value-type="float" office:value="1.287086">
            <text:p>1.29E+000</text:p>
          </table:table-cell>
          <table:table-cell table:number-columns-repeated="6"/>
        </table:table-row>
        <table:table-row table:style-name="ro1">
          <table:table-cell office:value-type="float" office:value="9.46736">
            <text:p>9.47E+000</text:p>
          </table:table-cell>
          <table:table-cell office:value-type="float" office:value="1.080132">
            <text:p>1.08E+000</text:p>
          </table:table-cell>
          <table:table-cell table:number-columns-repeated="6"/>
        </table:table-row>
        <table:table-row table:style-name="ro1">
          <table:table-cell office:value-type="float" office:value="18.43184">
            <text:p>1.84E+001</text:p>
          </table:table-cell>
          <table:table-cell office:value-type="float" office:value="1.052023">
            <text:p>1.05E+000</text:p>
          </table:table-cell>
          <table:table-cell table:number-columns-repeated="6"/>
        </table:table-row>
        <table:table-row table:style-name="ro1">
          <table:table-cell office:value-type="float" office:value="18.43184">
            <text:p>1.84E+001</text:p>
          </table:table-cell>
          <table:table-cell office:value-type="float" office:value="1.052023">
            <text:p>1.05E+000</text:p>
          </table:table-cell>
          <table:table-cell table:number-columns-repeated="6"/>
        </table:table-row>
        <table:table-row table:style-name="ro1">
          <table:table-cell office:value-type="float" office:value="14.55874">
            <text:p>1.46E+001</text:p>
          </table:table-cell>
          <table:table-cell office:value-type="float" office:value="1.360567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2.38165">
            <text:p>1.24E+001</text:p>
          </table:table-cell>
          <table:table-cell office:value-type="float" office:value="1.284009">
            <text:p>1.28E+000</text:p>
          </table:table-cell>
          <table:table-cell table:number-columns-repeated="6"/>
        </table:table-row>
        <table:table-row table:style-name="ro1">
          <table:table-cell office:value-type="float" office:value="9.428177">
            <text:p>9.43E+000</text:p>
          </table:table-cell>
          <table:table-cell office:value-type="float" office:value="1.077392">
            <text:p>1.08E+000</text:p>
          </table:table-cell>
          <table:table-cell table:number-columns-repeated="6"/>
        </table:table-row>
        <table:table-row table:style-name="ro1">
          <table:table-cell office:value-type="float" office:value="17.89937">
            <text:p>1.79E+001</text:p>
          </table:table-cell>
          <table:table-cell office:value-type="float" office:value="1.131146">
            <text:p>1.13E+000</text:p>
          </table:table-cell>
          <table:table-cell table:number-columns-repeated="6"/>
        </table:table-row>
        <table:table-row table:style-name="ro1">
          <table:table-cell office:value-type="float" office:value="17.89937">
            <text:p>1.79E+001</text:p>
          </table:table-cell>
          <table:table-cell office:value-type="float" office:value="1.131146">
            <text:p>1.13E+000</text:p>
          </table:table-cell>
          <table:table-cell table:number-columns-repeated="6"/>
        </table:table-row>
        <table:table-row table:style-name="ro1">
          <table:table-cell office:value-type="float" office:value="14.11236">
            <text:p>1.41E+001</text:p>
          </table:table-cell>
          <table:table-cell office:value-type="float" office:value="1.356036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1.99514">
            <text:p>1.20E+001</text:p>
          </table:table-cell>
          <table:table-cell office:value-type="float" office:value="1.259672">
            <text:p>1.26E+000</text:p>
          </table:table-cell>
          <table:table-cell table:number-columns-repeated="6"/>
        </table:table-row>
        <table:table-row table:style-name="ro1">
          <table:table-cell office:value-type="float" office:value="9.133872">
            <text:p>9.13E+000</text:p>
          </table:table-cell>
          <table:table-cell office:value-type="float" office:value="1.056826">
            <text:p>1.06E+000</text:p>
          </table:table-cell>
          <table:table-cell table:number-columns-repeated="6"/>
        </table:table-row>
        <table:table-row table:style-name="ro1">
          <table:table-cell office:value-type="float" office:value="19.28273">
            <text:p>1.93E+001</text:p>
          </table:table-cell>
          <table:table-cell office:value-type="float" office:value="0.9090848">
            <text:p>9.09E-001</text:p>
          </table:table-cell>
          <table:table-cell table:number-columns-repeated="6"/>
        </table:table-row>
        <table:table-row table:style-name="ro1">
          <table:table-cell office:value-type="float" office:value="17.33963">
            <text:p>1.73E+001</text:p>
          </table:table-cell>
          <table:table-cell office:value-type="float" office:value="1.203207">
            <text:p>1.20E+000</text:p>
          </table:table-cell>
          <table:table-cell table:number-columns-repeated="6"/>
        </table:table-row>
        <table:table-row table:style-name="ro1">
          <table:table-cell office:value-type="float" office:value="17.33963">
            <text:p>1.73E+001</text:p>
          </table:table-cell>
          <table:table-cell office:value-type="float" office:value="1.203207">
            <text:p>1.20E+000</text:p>
          </table:table-cell>
          <table:table-cell table:number-columns-repeated="6"/>
        </table:table-row>
        <table:table-row table:style-name="ro1">
          <table:table-cell office:value-type="float" office:value="13.71668">
            <text:p>1.37E+001</text:p>
          </table:table-cell>
          <table:table-cell office:value-type="float" office:value="1.346463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5.12011">
            <text:p>1.51E+001</text:p>
          </table:table-cell>
          <table:table-cell office:value-type="float" office:value="1.35566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1.38859">
            <text:p>1.14E+001</text:p>
          </table:table-cell>
          <table:table-cell office:value-type="float" office:value="1.218169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16.8267">
            <text:p>1.68E+001</text:p>
          </table:table-cell>
          <table:table-cell office:value-type="float" office:value="1.2579">
            <text:p>1.26E+000</text:p>
          </table:table-cell>
          <table:table-cell table:number-columns-repeated="6"/>
        </table:table-row>
        <table:table-row table:style-name="ro1">
          <table:table-cell office:value-type="float" office:value="16.8267">
            <text:p>1.68E+001</text:p>
          </table:table-cell>
          <table:table-cell office:value-type="float" office:value="1.2579">
            <text:p>1.26E+000</text:p>
          </table:table-cell>
          <table:table-cell table:number-columns-repeated="6"/>
        </table:table-row>
        <table:table-row table:style-name="ro1">
          <table:table-cell office:value-type="float" office:value="13.2418">
            <text:p>1.32E+001</text:p>
          </table:table-cell>
          <table:table-cell office:value-type="float" office:value="1.328968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15.1654">
            <text:p>1.52E+001</text:p>
          </table:table-cell>
          <table:table-cell office:value-type="float" office:value="1.35472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1.45712">
            <text:p>1.15E+001</text:p>
          </table:table-cell>
          <table:table-cell office:value-type="float" office:value="1.223007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15.54324">
            <text:p>1.55E+001</text:p>
          </table:table-cell>
          <table:table-cell office:value-type="float" office:value="1.343441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5.54324">
            <text:p>1.55E+001</text:p>
          </table:table-cell>
          <table:table-cell office:value-type="float" office:value="1.343441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2.34394">
            <text:p>1.23E+001</text:p>
          </table:table-cell>
          <table:table-cell office:value-type="float" office:value="1.281727">
            <text:p>1.28E+000</text:p>
          </table:table-cell>
          <table:table-cell table:number-columns-repeated="6"/>
        </table:table-row>
        <table:table-row table:style-name="ro1">
          <table:table-cell office:value-type="float" office:value="11.38036">
            <text:p>1.14E+001</text:p>
          </table:table-cell>
          <table:table-cell office:value-type="float" office:value="1.217587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8.597315">
            <text:p>8.60E+000</text:p>
          </table:table-cell>
          <table:table-cell office:value-type="float" office:value="1.019046">
            <text:p>1.02E+000</text:p>
          </table:table-cell>
          <table:table-cell table:number-columns-repeated="6"/>
        </table:table-row>
        <table:table-row table:style-name="ro1">
          <table:table-cell office:value-type="float" office:value="15.57999">
            <text:p>1.56E+001</text:p>
          </table:table-cell>
          <table:table-cell office:value-type="float" office:value="1.342016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6.87515">
            <text:p>1.69E+001</text:p>
          </table:table-cell>
          <table:table-cell office:value-type="float" office:value="1.253223">
            <text:p>1.25E+000</text:p>
          </table:table-cell>
          <table:table-cell table:number-columns-repeated="6"/>
        </table:table-row>
        <table:table-row table:style-name="ro1">
          <table:table-cell office:value-type="float" office:value="14.1082">
            <text:p>1.41E+001</text:p>
          </table:table-cell>
          <table:table-cell office:value-type="float" office:value="1.355961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4.1082">
            <text:p>1.41E+001</text:p>
          </table:table-cell>
          <table:table-cell office:value-type="float" office:value="1.355961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0.92847">
            <text:p>1.09E+001</text:p>
          </table:table-cell>
          <table:table-cell office:value-type="float" office:value="1.18509">
            <text:p>1.19E+000</text:p>
          </table:table-cell>
          <table:table-cell table:number-columns-repeated="6"/>
        </table:table-row>
        <table:table-row table:style-name="ro1">
          <table:table-cell office:value-type="float" office:value="9.6148">
            <text:p>9.61E+000</text:p>
          </table:table-cell>
          <table:table-cell office:value-type="float" office:value="1.090461">
            <text:p>1.09E+000</text:p>
          </table:table-cell>
          <table:table-cell table:number-columns-repeated="6"/>
        </table:table-row>
        <table:table-row table:style-name="ro1">
          <table:table-cell office:value-type="float" office:value="7.263652">
            <text:p>7.26E+000</text:p>
          </table:table-cell>
          <table:table-cell office:value-type="float" office:value="0.9193388">
            <text:p>9.19E-001</text:p>
          </table:table-cell>
          <table:table-cell table:number-columns-repeated="6"/>
        </table:table-row>
        <table:table-row table:style-name="ro1">
          <table:table-cell office:value-type="float" office:value="12.09784">
            <text:p>1.21E+001</text:p>
          </table:table-cell>
          <table:table-cell office:value-type="float" office:value="1.266332">
            <text:p>1.27E+000</text:p>
          </table:table-cell>
          <table:table-cell table:number-columns-repeated="6"/>
        </table:table-row>
        <table:table-row table:style-name="ro1">
          <table:table-cell office:value-type="float" office:value="12.09784">
            <text:p>1.21E+001</text:p>
          </table:table-cell>
          <table:table-cell office:value-type="float" office:value="1.266332">
            <text:p>1.27E+000</text:p>
          </table:table-cell>
          <table:table-cell table:number-columns-repeated="6"/>
        </table:table-row>
        <table:table-row table:style-name="ro1">
          <table:table-cell office:value-type="float" office:value="10.02632">
            <text:p>1.00E+001</text:p>
          </table:table-cell>
          <table:table-cell office:value-type="float" office:value="1.119586">
            <text:p>1.12E+000</text:p>
          </table:table-cell>
          <table:table-cell table:number-columns-repeated="6"/>
        </table:table-row>
        <table:table-row table:style-name="ro1">
          <table:table-cell office:value-type="float" office:value="8.717555">
            <text:p>8.72E+000</text:p>
          </table:table-cell>
          <table:table-cell office:value-type="float" office:value="1.027576">
            <text:p>1.03E+000</text:p>
          </table:table-cell>
          <table:table-cell table:number-columns-repeated="6"/>
        </table:table-row>
        <table:table-row table:style-name="ro1">
          <table:table-cell office:value-type="float" office:value="6.585691">
            <text:p>6.59E+000</text:p>
          </table:table-cell>
          <table:table-cell office:value-type="float" office:value="0.8635141">
            <text:p>8.64E-001</text:p>
          </table:table-cell>
          <table:table-cell table:number-columns-repeated="6"/>
        </table:table-row>
        <table:table-row table:style-name="ro1">
          <table:table-cell office:value-type="float" office:value="12.15059">
            <text:p>1.22E+001</text:p>
          </table:table-cell>
          <table:table-cell office:value-type="float" office:value="1.269702">
            <text:p>1.27E+000</text:p>
          </table:table-cell>
          <table:table-cell table:number-columns-repeated="6"/>
        </table:table-row>
        <table:table-row table:style-name="ro1">
          <table:table-cell office:value-type="float" office:value="12.15059">
            <text:p>1.22E+001</text:p>
          </table:table-cell>
          <table:table-cell office:value-type="float" office:value="1.269702">
            <text:p>1.27E+000</text:p>
          </table:table-cell>
          <table:table-cell table:number-columns-repeated="6"/>
        </table:table-row>
        <table:table-row table:style-name="ro1">
          <table:table-cell office:value-type="float" office:value="9.969419">
            <text:p>9.97E+000</text:p>
          </table:table-cell>
          <table:table-cell office:value-type="float" office:value="1.115522">
            <text:p>1.12E+000</text:p>
          </table:table-cell>
          <table:table-cell table:number-columns-repeated="6"/>
        </table:table-row>
        <table:table-row table:style-name="ro1">
          <table:table-cell office:value-type="float" office:value="8.493508">
            <text:p>8.49E+000</text:p>
          </table:table-cell>
          <table:table-cell office:value-type="float" office:value="1.011641">
            <text:p>1.01E+000</text:p>
          </table:table-cell>
          <table:table-cell table:number-columns-repeated="6"/>
        </table:table-row>
        <table:table-row table:style-name="ro1">
          <table:table-cell office:value-type="float" office:value="6.413155">
            <text:p>6.41E+000</text:p>
          </table:table-cell>
          <table:table-cell office:value-type="float" office:value="0.8486433">
            <text:p>8.49E-001</text:p>
          </table:table-cell>
          <table:table-cell table:number-columns-repeated="6"/>
        </table:table-row>
        <table:table-row table:style-name="ro1">
          <table:table-cell office:value-type="float" office:value="13.13434">
            <text:p>1.31E+001</text:p>
          </table:table-cell>
          <table:table-cell office:value-type="float" office:value="1.324204">
            <text:p>1.32E+000</text:p>
          </table:table-cell>
          <table:table-cell table:number-columns-repeated="6"/>
        </table:table-row>
        <table:table-row table:style-name="ro1">
          <table:table-cell office:value-type="float" office:value="13.13434">
            <text:p>1.31E+001</text:p>
          </table:table-cell>
          <table:table-cell office:value-type="float" office:value="1.324204">
            <text:p>1.32E+000</text:p>
          </table:table-cell>
          <table:table-cell table:number-columns-repeated="6"/>
        </table:table-row>
        <table:table-row table:style-name="ro1">
          <table:table-cell office:value-type="float" office:value="10.28997">
            <text:p>1.03E+001</text:p>
          </table:table-cell>
          <table:table-cell office:value-type="float" office:value="1.138584">
            <text:p>1.14E+000</text:p>
          </table:table-cell>
          <table:table-cell table:number-columns-repeated="6"/>
        </table:table-row>
        <table:table-row table:style-name="ro1">
          <table:table-cell office:value-type="float" office:value="10.02883">
            <text:p>1.00E+001</text:p>
          </table:table-cell>
          <table:table-cell office:value-type="float" office:value="1.119766">
            <text:p>1.12E+000</text:p>
          </table:table-cell>
          <table:table-cell table:number-columns-repeated="6"/>
        </table:table-row>
        <table:table-row table:style-name="ro1">
          <table:table-cell office:value-type="float" office:value="7.576429">
            <text:p>7.58E+000</text:p>
          </table:table-cell>
          <table:table-cell office:value-type="float" office:value="0.9437852">
            <text:p>9.44E-001</text:p>
          </table:table-cell>
          <table:table-cell table:number-columns-repeated="6"/>
        </table:table-row>
        <table:table-row table:style-name="ro1">
          <table:table-cell office:value-type="float" office:value="15.65657">
            <text:p>1.57E+001</text:p>
          </table:table-cell>
          <table:table-cell office:value-type="float" office:value="1.338856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5.65657">
            <text:p>1.57E+001</text:p>
          </table:table-cell>
          <table:table-cell office:value-type="float" office:value="1.338856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2.49921">
            <text:p>1.25E+001</text:p>
          </table:table-cell>
          <table:table-cell office:value-type="float" office:value="1.290978">
            <text:p>1.29E+000</text:p>
          </table:table-cell>
          <table:table-cell table:number-columns-repeated="6"/>
        </table:table-row>
        <table:table-row table:style-name="ro1">
          <table:table-cell office:value-type="float" office:value="15.16515">
            <text:p>1.52E+001</text:p>
          </table:table-cell>
          <table:table-cell office:value-type="float" office:value="1.354726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1.45655">
            <text:p>1.15E+001</text:p>
          </table:table-cell>
          <table:table-cell office:value-type="float" office:value="1.222967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16.46756">
            <text:p>1.65E+001</text:p>
          </table:table-cell>
          <table:table-cell office:value-type="float" office:value="1.289309">
            <text:p>1.29E+000</text:p>
          </table:table-cell>
          <table:table-cell table:number-columns-repeated="6"/>
        </table:table-row>
        <table:table-row table:style-name="ro1">
          <table:table-cell office:value-type="float" office:value="16.46756">
            <text:p>1.65E+001</text:p>
          </table:table-cell>
          <table:table-cell office:value-type="float" office:value="1.289309">
            <text:p>1.29E+000</text:p>
          </table:table-cell>
          <table:table-cell table:number-columns-repeated="6"/>
        </table:table-row>
        <table:table-row table:style-name="ro1">
          <table:table-cell office:value-type="float" office:value="12.84488">
            <text:p>1.28E+001</text:p>
          </table:table-cell>
          <table:table-cell office:value-type="float" office:value="1.310067">
            <text:p>1.31E+000</text:p>
          </table:table-cell>
          <table:table-cell table:number-columns-repeated="6"/>
        </table:table-row>
        <table:table-row table:style-name="ro1">
          <table:table-cell office:value-type="float" office:value="10.7522">
            <text:p>1.08E+001</text:p>
          </table:table-cell>
          <table:table-cell office:value-type="float" office:value="1.172252">
            <text:p>1.17E+000</text:p>
          </table:table-cell>
          <table:table-cell table:number-columns-repeated="6"/>
        </table:table-row>
        <table:table-row table:style-name="ro1">
          <table:table-cell office:value-type="float" office:value="8.12284">
            <text:p>8.12E+000</text:p>
          </table:table-cell>
          <table:table-cell office:value-type="float" office:value="0.9848037">
            <text:p>9.85E-001</text:p>
          </table:table-cell>
          <table:table-cell table:number-columns-repeated="6"/>
        </table:table-row>
        <table:table-row table:style-name="ro1">
          <table:table-cell office:value-type="float" office:value="17.69011">
            <text:p>1.77E+001</text:p>
          </table:table-cell>
          <table:table-cell office:value-type="float" office:value="1.159515">
            <text:p>1.16E+000</text:p>
          </table:table-cell>
          <table:table-cell table:number-columns-repeated="6"/>
        </table:table-row>
        <table:table-row table:style-name="ro1">
          <table:table-cell office:value-type="float" office:value="17.69011">
            <text:p>1.77E+001</text:p>
          </table:table-cell>
          <table:table-cell office:value-type="float" office:value="1.159515">
            <text:p>1.16E+000</text:p>
          </table:table-cell>
          <table:table-cell table:number-columns-repeated="6"/>
        </table:table-row>
        <table:table-row table:style-name="ro1">
          <table:table-cell office:value-type="float" office:value="12.80508">
            <text:p>1.28E+001</text:p>
          </table:table-cell>
          <table:table-cell office:value-type="float" office:value="1.307985">
            <text:p>1.31E+000</text:p>
          </table:table-cell>
          <table:table-cell table:number-columns-repeated="6"/>
        </table:table-row>
        <table:table-row table:style-name="ro1">
          <table:table-cell office:value-type="float" office:value="11.00869">
            <text:p>1.10E+001</text:p>
          </table:table-cell>
          <table:table-cell office:value-type="float" office:value="1.190912">
            <text:p>1.19E+000</text:p>
          </table:table-cell>
          <table:table-cell table:number-columns-repeated="6"/>
        </table:table-row>
        <table:table-row table:style-name="ro1">
          <table:table-cell office:value-type="float" office:value="8.31231">
            <text:p>8.31E+000</text:p>
          </table:table-cell>
          <table:table-cell office:value-type="float" office:value="0.9986052">
            <text:p>9.99E-001</text:p>
          </table:table-cell>
          <table:table-cell table:number-columns-repeated="6"/>
        </table:table-row>
        <table:table-row table:style-name="ro1">
          <table:table-cell office:value-type="float" office:value="18.54554">
            <text:p>1.85E+001</text:p>
          </table:table-cell>
          <table:table-cell office:value-type="float" office:value="1.033966">
            <text:p>1.03E+000</text:p>
          </table:table-cell>
          <table:table-cell table:number-columns-repeated="6"/>
        </table:table-row>
        <table:table-row table:style-name="ro1">
          <table:table-cell office:value-type="float" office:value="18.54554">
            <text:p>1.85E+001</text:p>
          </table:table-cell>
          <table:table-cell office:value-type="float" office:value="1.033966">
            <text:p>1.03E+000</text:p>
          </table:table-cell>
          <table:table-cell table:number-columns-repeated="6"/>
        </table:table-row>
        <table:table-row table:style-name="ro1">
          <table:table-cell office:value-type="float" office:value="13.74481">
            <text:p>1.37E+001</text:p>
          </table:table-cell>
          <table:table-cell office:value-type="float" office:value="1.347303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5.16522">
            <text:p>1.52E+001</text:p>
          </table:table-cell>
          <table:table-cell office:value-type="float" office:value="1.354725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1.45668">
            <text:p>1.15E+001</text:p>
          </table:table-cell>
          <table:table-cell office:value-type="float" office:value="1.222976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22.08797">
            <text:p>2.21E+001</text:p>
          </table:table-cell>
          <table:table-cell office:value-type="float" office:value="0.4137792">
            <text:p>4.14E-001</text:p>
          </table:table-cell>
          <table:table-cell table:number-columns-repeated="6"/>
        </table:table-row>
        <table:table-row table:style-name="ro1">
          <table:table-cell office:value-type="float" office:value="22.08797">
            <text:p>2.21E+001</text:p>
          </table:table-cell>
          <table:table-cell office:value-type="float" office:value="0.4137792">
            <text:p>4.14E-001</text:p>
          </table:table-cell>
          <table:table-cell table:number-columns-repeated="6"/>
        </table:table-row>
        <table:table-row table:style-name="ro1">
          <table:table-cell office:value-type="float" office:value="17.04814">
            <text:p>1.70E+001</text:p>
          </table:table-cell>
          <table:table-cell office:value-type="float" office:value="1.23568">
            <text:p>1.24E+000</text:p>
          </table:table-cell>
          <table:table-cell table:number-columns-repeated="6"/>
        </table:table-row>
        <table:table-row table:style-name="ro1">
          <table:table-cell office:value-type="float" office:value="13.03165">
            <text:p>1.30E+001</text:p>
          </table:table-cell>
          <table:table-cell office:value-type="float" office:value="1.319399">
            <text:p>1.32E+000</text:p>
          </table:table-cell>
          <table:table-cell table:number-columns-repeated="6"/>
        </table:table-row>
        <table:table-row table:style-name="ro1">
          <table:table-cell office:value-type="float" office:value="9.844814">
            <text:p>9.84E+000</text:p>
          </table:table-cell>
          <table:table-cell office:value-type="float" office:value="1.106669">
            <text:p>1.11E+000</text:p>
          </table:table-cell>
          <table:table-cell table:number-columns-repeated="6"/>
        </table:table-row>
        <table:table-row table:style-name="ro1">
          <table:table-cell office:value-type="float" office:value="22.44409">
            <text:p>2.24E+001</text:p>
          </table:table-cell>
          <table:table-cell office:value-type="float" office:value="0.3604457">
            <text:p>3.60E-001</text:p>
          </table:table-cell>
          <table:table-cell table:number-columns-repeated="6"/>
        </table:table-row>
        <table:table-row table:style-name="ro1">
          <table:table-cell office:value-type="float" office:value="22.95883">
            <text:p>2.30E+001</text:p>
          </table:table-cell>
          <table:table-cell office:value-type="float" office:value="0.2903484">
            <text:p>2.90E-001</text:p>
          </table:table-cell>
          <table:table-cell table:number-columns-repeated="6"/>
        </table:table-row>
        <table:table-row table:style-name="ro1">
          <table:table-cell office:value-type="float" office:value="22.95883">
            <text:p>2.30E+001</text:p>
          </table:table-cell>
          <table:table-cell office:value-type="float" office:value="0.2903484">
            <text:p>2.90E-001</text:p>
          </table:table-cell>
          <table:table-cell table:number-columns-repeated="6"/>
        </table:table-row>
        <table:table-row table:style-name="ro1">
          <table:table-cell office:value-type="float" office:value="16.53552">
            <text:p>1.65E+001</text:p>
          </table:table-cell>
          <table:table-cell office:value-type="float" office:value="1.28381">
            <text:p>1.28E+000</text:p>
          </table:table-cell>
          <table:table-cell table:number-columns-repeated="6"/>
        </table:table-row>
        <table:table-row table:style-name="ro1">
          <table:table-cell office:value-type="float" office:value="12.66302">
            <text:p>1.27E+001</text:p>
          </table:table-cell>
          <table:table-cell office:value-type="float" office:value="1.300299">
            <text:p>1.30E+000</text:p>
          </table:table-cell>
          <table:table-cell table:number-columns-repeated="6"/>
        </table:table-row>
        <table:table-row table:style-name="ro1">
          <table:table-cell office:value-type="float" office:value="5.409042">
            <text:p>5.41E+000</text:p>
          </table:table-cell>
          <table:table-cell office:value-type="float" office:value="0.7566085">
            <text:p>7.57E-001</text:p>
          </table:table-cell>
          <table:table-cell table:number-columns-repeated="6"/>
        </table:table-row>
        <table:table-row table:style-name="ro1">
          <table:table-cell office:value-type="float" office:value="0.8720733">
            <text:p>8.72E-001</text:p>
          </table:table-cell>
          <table:table-cell office:value-type="float" office:value="0.2915193">
            <text:p>2.92E-001</text:p>
          </table:table-cell>
          <table:table-cell table:number-columns-repeated="6"/>
        </table:table-row>
        <table:table-row table:style-name="ro1">
          <table:table-cell office:value-type="float" office:value="0.05544872">
            <text:p>5.54E-002</text:p>
          </table:table-cell>
          <table:table-cell office:value-type="float" office:value="0.2214032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20.07891">
            <text:p>2.01E+001</text:p>
          </table:table-cell>
          <table:table-cell office:value-type="float" office:value="0.7645969">
            <text:p>7.65E-001</text:p>
          </table:table-cell>
          <table:table-cell table:number-columns-repeated="6"/>
        </table:table-row>
        <table:table-row table:style-name="ro1">
          <table:table-cell office:value-type="float" office:value="20.07891">
            <text:p>2.01E+001</text:p>
          </table:table-cell>
          <table:table-cell office:value-type="float" office:value="0.7645969">
            <text:p>7.65E-001</text:p>
          </table:table-cell>
          <table:table-cell table:number-columns-repeated="6"/>
        </table:table-row>
        <table:table-row table:style-name="ro1">
          <table:table-cell office:value-type="float" office:value="15.11507">
            <text:p>1.51E+001</text:p>
          </table:table-cell>
          <table:table-cell office:value-type="float" office:value="1.35576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2.55309">
            <text:p>1.26E+001</text:p>
          </table:table-cell>
          <table:table-cell office:value-type="float" office:value="1.294095">
            <text:p>1.29E+000</text:p>
          </table:table-cell>
          <table:table-cell table:number-columns-repeated="6"/>
        </table:table-row>
        <table:table-row table:style-name="ro1">
          <table:table-cell office:value-type="float" office:value="6.040166">
            <text:p>6.04E+000</text:p>
          </table:table-cell>
          <table:table-cell office:value-type="float" office:value="0.8155437">
            <text:p>8.16E-001</text:p>
          </table:table-cell>
          <table:table-cell table:number-columns-repeated="6"/>
        </table:table-row>
        <table:table-row table:style-name="ro1">
          <table:table-cell office:value-type="float" office:value="0.9162976">
            <text:p>9.16E-001</text:p>
          </table:table-cell>
          <table:table-cell office:value-type="float" office:value="0.2955782">
            <text:p>2.96E-001</text:p>
          </table:table-cell>
          <table:table-cell table:number-columns-repeated="6"/>
        </table:table-row>
        <table:table-row table:style-name="ro1">
          <table:table-cell office:value-type="float" office:value="0.05825855">
            <text:p>5.83E-002</text:p>
          </table:table-cell>
          <table:table-cell office:value-type="float" office:value="0.2216276">
            <text:p>2.22E-001</text:p>
          </table:table-cell>
          <table:table-cell table:number-columns-repeated="6"/>
        </table:table-row>
        <table:table-row table:style-name="ro1">
          <table:table-cell office:value-type="float" office:value="18.62749">
            <text:p>1.86E+001</text:p>
          </table:table-cell>
          <table:table-cell office:value-type="float" office:value="1.020726">
            <text:p>1.02E+000</text:p>
          </table:table-cell>
          <table:table-cell table:number-columns-repeated="6"/>
        </table:table-row>
        <table:table-row table:style-name="ro1">
          <table:table-cell office:value-type="float" office:value="18.62749">
            <text:p>1.86E+001</text:p>
          </table:table-cell>
          <table:table-cell office:value-type="float" office:value="1.020726">
            <text:p>1.02E+000</text:p>
          </table:table-cell>
          <table:table-cell table:number-columns-repeated="6"/>
        </table:table-row>
        <table:table-row table:style-name="ro1">
          <table:table-cell office:value-type="float" office:value="13.5383">
            <text:p>1.35E+001</text:p>
          </table:table-cell>
          <table:table-cell office:value-type="float" office:value="1.340609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1.02647">
            <text:p>1.10E+001</text:p>
          </table:table-cell>
          <table:table-cell office:value-type="float" office:value="1.192201">
            <text:p>1.19E+000</text:p>
          </table:table-cell>
          <table:table-cell table:number-columns-repeated="6"/>
        </table:table-row>
        <table:table-row table:style-name="ro1">
          <table:table-cell office:value-type="float" office:value="4.903664">
            <text:p>4.90E+000</text:p>
          </table:table-cell>
          <table:table-cell office:value-type="float" office:value="0.7069383">
            <text:p>7.07E-001</text:p>
          </table:table-cell>
          <table:table-cell table:number-columns-repeated="6"/>
        </table:table-row>
        <table:table-row table:style-name="ro1">
          <table:table-cell office:value-type="float" office:value="0.6136284">
            <text:p>6.14E-001</text:p>
          </table:table-cell>
          <table:table-cell office:value-type="float" office:value="0.2683096">
            <text:p>2.68E-001</text:p>
          </table:table-cell>
          <table:table-cell table:number-columns-repeated="6"/>
        </table:table-row>
        <table:table-row table:style-name="ro1">
          <table:table-cell office:value-type="float" office:value="0.02512707">
            <text:p>2.51E-002</text:p>
          </table:table-cell>
          <table:table-cell office:value-type="float" office:value="0.2189896">
            <text:p>2.19E-001</text:p>
          </table:table-cell>
          <table:table-cell table:number-columns-repeated="6"/>
        </table:table-row>
        <table:table-row table:style-name="ro1">
          <table:table-cell office:value-type="float" office:value="16.31567">
            <text:p>1.63E+001</text:p>
          </table:table-cell>
          <table:table-cell office:value-type="float" office:value="1.300846">
            <text:p>1.30E+000</text:p>
          </table:table-cell>
          <table:table-cell table:number-columns-repeated="6"/>
        </table:table-row>
        <table:table-row table:style-name="ro1">
          <table:table-cell office:value-type="float" office:value="16.31567">
            <text:p>1.63E+001</text:p>
          </table:table-cell>
          <table:table-cell office:value-type="float" office:value="1.300846">
            <text:p>1.30E+000</text:p>
          </table:table-cell>
          <table:table-cell table:number-columns-repeated="6"/>
        </table:table-row>
        <table:table-row table:style-name="ro1">
          <table:table-cell office:value-type="float" office:value="12.23576">
            <text:p>1.22E+001</text:p>
          </table:table-cell>
          <table:table-cell office:value-type="float" office:value="1.275064">
            <text:p>1.28E+000</text:p>
          </table:table-cell>
          <table:table-cell table:number-columns-repeated="6"/>
        </table:table-row>
        <table:table-row table:style-name="ro1">
          <table:table-cell office:value-type="float" office:value="10.21466">
            <text:p>1.02E+001</text:p>
          </table:table-cell>
          <table:table-cell office:value-type="float" office:value="1.133134">
            <text:p>1.13E+000</text:p>
          </table:table-cell>
          <table:table-cell table:number-columns-repeated="6"/>
        </table:table-row>
        <table:table-row table:style-name="ro1">
          <table:table-cell office:value-type="float" office:value="5.155297">
            <text:p>5.16E+000</text:p>
          </table:table-cell>
          <table:table-cell office:value-type="float" office:value="0.7319269">
            <text:p>7.32E-001</text:p>
          </table:table-cell>
          <table:table-cell table:number-columns-repeated="6"/>
        </table:table-row>
        <table:table-row table:style-name="ro1">
          <table:table-cell office:value-type="float" office:value="0.8860297">
            <text:p>8.86E-001</text:p>
          </table:table-cell>
          <table:table-cell office:value-type="float" office:value="0.2927975">
            <text:p>2.93E-001</text:p>
          </table:table-cell>
          <table:table-cell table:number-columns-repeated="6"/>
        </table:table-row>
        <table:table-row table:style-name="ro1">
          <table:table-cell office:value-type="float" office:value="0.0563348">
            <text:p>5.63E-002</text:p>
          </table:table-cell>
          <table:table-cell office:value-type="float" office:value="0.221474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13.26108">
            <text:p>1.33E+001</text:p>
          </table:table-cell>
          <table:table-cell office:value-type="float" office:value="1.329793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13.26108">
            <text:p>1.33E+001</text:p>
          </table:table-cell>
          <table:table-cell office:value-type="float" office:value="1.329793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10.23741">
            <text:p>1.02E+001</text:p>
          </table:table-cell>
          <table:table-cell office:value-type="float" office:value="1.134779">
            <text:p>1.13E+000</text:p>
          </table:table-cell>
          <table:table-cell table:number-columns-repeated="6"/>
        </table:table-row>
        <table:table-row table:style-name="ro1">
          <table:table-cell office:value-type="float" office:value="9.050684">
            <text:p>9.05E+000</text:p>
          </table:table-cell>
          <table:table-cell office:value-type="float" office:value="1.051006">
            <text:p>1.05E+000</text:p>
          </table:table-cell>
          <table:table-cell table:number-columns-repeated="6"/>
        </table:table-row>
        <table:table-row table:style-name="ro1">
          <table:table-cell office:value-type="float" office:value="4.947385">
            <text:p>4.95E+000</text:p>
          </table:table-cell>
          <table:table-cell office:value-type="float" office:value="0.7113149">
            <text:p>7.11E-001</text:p>
          </table:table-cell>
          <table:table-cell table:number-columns-repeated="6"/>
        </table:table-row>
        <table:table-row table:style-name="ro1">
          <table:table-cell office:value-type="float" office:value="0.7611068">
            <text:p>7.61E-001</text:p>
          </table:table-cell>
          <table:table-cell office:value-type="float" office:value="0.2814454">
            <text:p>2.81E-001</text:p>
          </table:table-cell>
          <table:table-cell table:number-columns-repeated="6"/>
        </table:table-row>
        <table:table-row table:style-name="ro1">
          <table:table-cell office:value-type="float" office:value="0.03116633">
            <text:p>3.12E-002</text:p>
          </table:table-cell>
          <table:table-cell office:value-type="float" office:value="0.2194692">
            <text:p>2.19E-001</text:p>
          </table:table-cell>
          <table:table-cell table:number-columns-repeated="6"/>
        </table:table-row>
        <table:table-row table:style-name="ro1">
          <table:table-cell office:value-type="float" office:value="11.41413">
            <text:p>1.14E+001</text:p>
          </table:table-cell>
          <table:table-cell office:value-type="float" office:value="1.219976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11.41413">
            <text:p>1.14E+001</text:p>
          </table:table-cell>
          <table:table-cell office:value-type="float" office:value="1.219976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8.848616">
            <text:p>8.85E+000</text:p>
          </table:table-cell>
          <table:table-cell office:value-type="float" office:value="1.036824">
            <text:p>1.04E+000</text:p>
          </table:table-cell>
          <table:table-cell table:number-columns-repeated="6"/>
        </table:table-row>
        <table:table-row table:style-name="ro1">
          <table:table-cell office:value-type="float" office:value="7.582354">
            <text:p>7.58E+000</text:p>
          </table:table-cell>
          <table:table-cell office:value-type="float" office:value="0.944241">
            <text:p>9.44E-001</text:p>
          </table:table-cell>
          <table:table-cell table:number-columns-repeated="6"/>
        </table:table-row>
        <table:table-row table:style-name="ro1">
          <table:table-cell office:value-type="float" office:value="4.227828">
            <text:p>4.23E+000</text:p>
          </table:table-cell>
          <table:table-cell office:value-type="float" office:value="0.6376545">
            <text:p>6.38E-001</text:p>
          </table:table-cell>
          <table:table-cell table:number-columns-repeated="6"/>
        </table:table-row>
        <table:table-row table:style-name="ro1">
          <table:table-cell office:value-type="float" office:value="0.817205">
            <text:p>8.17E-001</text:p>
          </table:table-cell>
          <table:table-cell office:value-type="float" office:value="0.2865182">
            <text:p>2.87E-001</text:p>
          </table:table-cell>
          <table:table-cell table:number-columns-repeated="6"/>
        </table:table-row>
        <table:table-row table:style-name="ro1">
          <table:table-cell office:value-type="float" office:value="0.0334634">
            <text:p>3.35E-002</text:p>
          </table:table-cell>
          <table:table-cell office:value-type="float" office:value="0.2196518">
            <text:p>2.20E-001</text:p>
          </table:table-cell>
          <table:table-cell table:number-columns-repeated="6"/>
        </table:table-row>
        <table:table-row table:style-name="ro1">
          <table:table-cell office:value-type="float" office:value="15.36677">
            <text:p>1.54E+001</text:p>
          </table:table-cell>
          <table:table-cell office:value-type="float" office:value="1.349468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5.36677">
            <text:p>1.54E+001</text:p>
          </table:table-cell>
          <table:table-cell office:value-type="float" office:value="1.349468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1.80873">
            <text:p>1.18E+001</text:p>
          </table:table-cell>
          <table:table-cell office:value-type="float" office:value="1.247276">
            <text:p>1.25E+000</text:p>
          </table:table-cell>
          <table:table-cell table:number-columns-repeated="6"/>
        </table:table-row>
        <table:table-row table:style-name="ro1">
          <table:table-cell office:value-type="float" office:value="10.10068">
            <text:p>1.01E+001</text:p>
          </table:table-cell>
          <table:table-cell office:value-type="float" office:value="1.124919">
            <text:p>1.12E+000</text:p>
          </table:table-cell>
          <table:table-cell table:number-columns-repeated="6"/>
        </table:table-row>
        <table:table-row table:style-name="ro1">
          <table:table-cell office:value-type="float" office:value="5.163631">
            <text:p>5.16E+000</text:p>
          </table:table-cell>
          <table:table-cell office:value-type="float" office:value="0.732746">
            <text:p>7.33E-001</text:p>
          </table:table-cell>
          <table:table-cell table:number-columns-repeated="6"/>
        </table:table-row>
        <table:table-row table:style-name="ro1">
          <table:table-cell office:value-type="float" office:value="0.719849">
            <text:p>7.20E-001</text:p>
          </table:table-cell>
          <table:table-cell office:value-type="float" office:value="0.2777411">
            <text:p>2.78E-001</text:p>
          </table:table-cell>
          <table:table-cell table:number-columns-repeated="6"/>
        </table:table-row>
        <table:table-row table:style-name="ro1">
          <table:table-cell office:value-type="float" office:value="0.02947682">
            <text:p>2.95E-002</text:p>
          </table:table-cell>
          <table:table-cell office:value-type="float" office:value="0.219335">
            <text:p>2.19E-001</text:p>
          </table:table-cell>
          <table:table-cell table:number-columns-repeated="6"/>
        </table:table-row>
        <table:table-row table:style-name="ro1">
          <table:table-cell office:value-type="float" office:value="16.19418">
            <text:p>1.62E+001</text:p>
          </table:table-cell>
          <table:table-cell office:value-type="float" office:value="1.309323">
            <text:p>1.31E+000</text:p>
          </table:table-cell>
          <table:table-cell table:number-columns-repeated="6"/>
        </table:table-row>
        <table:table-row table:style-name="ro1">
          <table:table-cell office:value-type="float" office:value="16.19418">
            <text:p>1.62E+001</text:p>
          </table:table-cell>
          <table:table-cell office:value-type="float" office:value="1.309323">
            <text:p>1.31E+000</text:p>
          </table:table-cell>
          <table:table-cell table:number-columns-repeated="6"/>
        </table:table-row>
        <table:table-row table:style-name="ro1">
          <table:table-cell office:value-type="float" office:value="12.35278">
            <text:p>1.24E+001</text:p>
          </table:table-cell>
          <table:table-cell office:value-type="float" office:value="1.282264">
            <text:p>1.28E+000</text:p>
          </table:table-cell>
          <table:table-cell table:number-columns-repeated="6"/>
        </table:table-row>
        <table:table-row table:style-name="ro1">
          <table:table-cell office:value-type="float" office:value="10.7926">
            <text:p>1.08E+001</text:p>
          </table:table-cell>
          <table:table-cell office:value-type="float" office:value="1.175198">
            <text:p>1.18E+000</text:p>
          </table:table-cell>
          <table:table-cell table:number-columns-repeated="6"/>
        </table:table-row>
        <table:table-row table:style-name="ro1">
          <table:table-cell office:value-type="float" office:value="5.616146">
            <text:p>5.62E+000</text:p>
          </table:table-cell>
          <table:table-cell office:value-type="float" office:value="0.7763443">
            <text:p>7.76E-001</text:p>
          </table:table-cell>
          <table:table-cell table:number-columns-repeated="6"/>
        </table:table-row>
        <table:table-row table:style-name="ro1">
          <table:table-cell office:value-type="float" office:value="0.7702149">
            <text:p>7.70E-001</text:p>
          </table:table-cell>
          <table:table-cell office:value-type="float" office:value="0.2822662">
            <text:p>2.82E-001</text:p>
          </table:table-cell>
          <table:table-cell table:number-columns-repeated="6"/>
        </table:table-row>
        <table:table-row table:style-name="ro1">
          <table:table-cell office:value-type="float" office:value="0.03179004">
            <text:p>3.18E-002</text:p>
          </table:table-cell>
          <table:table-cell office:value-type="float" office:value="0.2195188">
            <text:p>2.20E-001</text:p>
          </table:table-cell>
          <table:table-cell table:number-columns-repeated="6"/>
        </table:table-row>
        <table:table-row table:style-name="ro1">
          <table:table-cell office:value-type="float" office:value="17.2337">
            <text:p>1.72E+001</text:p>
          </table:table-cell>
          <table:table-cell office:value-type="float" office:value="1.215425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17.2337">
            <text:p>1.72E+001</text:p>
          </table:table-cell>
          <table:table-cell office:value-type="float" office:value="1.215425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12.71493">
            <text:p>1.27E+001</text:p>
          </table:table-cell>
          <table:table-cell office:value-type="float" office:value="1.303152">
            <text:p>1.30E+000</text:p>
          </table:table-cell>
          <table:table-cell table:number-columns-repeated="6"/>
        </table:table-row>
        <table:table-row table:style-name="ro1">
          <table:table-cell office:value-type="float" office:value="10.76495">
            <text:p>1.08E+001</text:p>
          </table:table-cell>
          <table:table-cell office:value-type="float" office:value="1.173183">
            <text:p>1.17E+000</text:p>
          </table:table-cell>
          <table:table-cell table:number-columns-repeated="6"/>
        </table:table-row>
        <table:table-row table:style-name="ro1">
          <table:table-cell office:value-type="float" office:value="5.10147">
            <text:p>5.10E+000</text:p>
          </table:table-cell>
          <table:table-cell office:value-type="float" office:value="0.7266232">
            <text:p>7.27E-001</text:p>
          </table:table-cell>
          <table:table-cell table:number-columns-repeated="6"/>
        </table:table-row>
        <table:table-row table:style-name="ro1">
          <table:table-cell office:value-type="float" office:value="0.9726227">
            <text:p>9.73E-001</text:p>
          </table:table-cell>
          <table:table-cell office:value-type="float" office:value="0.3007832">
            <text:p>3.01E-001</text:p>
          </table:table-cell>
          <table:table-cell table:number-columns-repeated="6"/>
        </table:table-row>
        <table:table-row table:style-name="ro1">
          <table:table-cell office:value-type="float" office:value="0.06233258">
            <text:p>6.23E-002</text:p>
          </table:table-cell>
          <table:table-cell office:value-type="float" office:value="0.2219532">
            <text:p>2.22E-001</text:p>
          </table:table-cell>
          <table:table-cell table:number-columns-repeated="6"/>
        </table:table-row>
        <table:table-row table:style-name="ro1">
          <table:table-cell office:value-type="float" office:value="17.61849">
            <text:p>1.76E+001</text:p>
          </table:table-cell>
          <table:table-cell office:value-type="float" office:value="1.168841">
            <text:p>1.17E+000</text:p>
          </table:table-cell>
          <table:table-cell table:number-columns-repeated="6"/>
        </table:table-row>
        <table:table-row table:style-name="ro1">
          <table:table-cell office:value-type="float" office:value="17.61849">
            <text:p>1.76E+001</text:p>
          </table:table-cell>
          <table:table-cell office:value-type="float" office:value="1.168841">
            <text:p>1.17E+000</text:p>
          </table:table-cell>
          <table:table-cell table:number-columns-repeated="6"/>
        </table:table-row>
        <table:table-row table:style-name="ro1">
          <table:table-cell office:value-type="float" office:value="13.24683">
            <text:p>1.32E+001</text:p>
          </table:table-cell>
          <table:table-cell office:value-type="float" office:value="1.329184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11.15529">
            <text:p>1.12E+001</text:p>
          </table:table-cell>
          <table:table-cell office:value-type="float" office:value="1.201504">
            <text:p>1.20E+000</text:p>
          </table:table-cell>
          <table:table-cell table:number-columns-repeated="6"/>
        </table:table-row>
        <table:table-row table:style-name="ro1">
          <table:table-cell office:value-type="float" office:value="5.336114">
            <text:p>5.34E+000</text:p>
          </table:table-cell>
          <table:table-cell office:value-type="float" office:value="0.7495702">
            <text:p>7.50E-001</text:p>
          </table:table-cell>
          <table:table-cell table:number-columns-repeated="6"/>
        </table:table-row>
        <table:table-row table:style-name="ro1">
          <table:table-cell office:value-type="float" office:value="0.8388106">
            <text:p>8.39E-001</text:p>
          </table:table-cell>
          <table:table-cell office:value-type="float" office:value="0.2884829">
            <text:p>2.88E-001</text:p>
          </table:table-cell>
          <table:table-cell table:number-columns-repeated="6"/>
        </table:table-row>
        <table:table-row table:style-name="ro1">
          <table:table-cell office:value-type="float" office:value="0.03462145">
            <text:p>3.46E-002</text:p>
          </table:table-cell>
          <table:table-cell office:value-type="float" office:value="0.2197438">
            <text:p>2.20E-001</text:p>
          </table:table-cell>
          <table:table-cell table:number-columns-repeated="6"/>
        </table:table-row>
        <table:table-row table:style-name="ro1">
          <table:table-cell office:value-type="float" office:value="17.56585">
            <text:p>1.76E+001</text:p>
          </table:table-cell>
          <table:table-cell office:value-type="float" office:value="1.175567">
            <text:p>1.18E+000</text:p>
          </table:table-cell>
          <table:table-cell table:number-columns-repeated="6"/>
        </table:table-row>
        <table:table-row table:style-name="ro1">
          <table:table-cell office:value-type="float" office:value="17.56585">
            <text:p>1.76E+001</text:p>
          </table:table-cell>
          <table:table-cell office:value-type="float" office:value="1.175567">
            <text:p>1.18E+000</text:p>
          </table:table-cell>
          <table:table-cell table:number-columns-repeated="6"/>
        </table:table-row>
        <table:table-row table:style-name="ro1">
          <table:table-cell office:value-type="float" office:value="14.25645">
            <text:p>1.43E+001</text:p>
          </table:table-cell>
          <table:table-cell office:value-type="float" office:value="1.358261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2.00404">
            <text:p>1.20E+001</text:p>
          </table:table-cell>
          <table:table-cell office:value-type="float" office:value="1.260254">
            <text:p>1.26E+000</text:p>
          </table:table-cell>
          <table:table-cell table:number-columns-repeated="6"/>
        </table:table-row>
        <table:table-row table:style-name="ro1">
          <table:table-cell office:value-type="float" office:value="5.354734">
            <text:p>5.35E+000</text:p>
          </table:table-cell>
          <table:table-cell office:value-type="float" office:value="0.7513715">
            <text:p>7.51E-001</text:p>
          </table:table-cell>
          <table:table-cell table:number-columns-repeated="6"/>
        </table:table-row>
        <table:table-row table:style-name="ro1">
          <table:table-cell office:value-type="float" office:value="0.7520157">
            <text:p>7.52E-001</text:p>
          </table:table-cell>
          <table:table-cell office:value-type="float" office:value="0.2806272">
            <text:p>2.81E-001</text:p>
          </table:table-cell>
          <table:table-cell table:number-columns-repeated="6"/>
        </table:table-row>
        <table:table-row table:style-name="ro1">
          <table:table-cell office:value-type="float" office:value="0.03103884">
            <text:p>3.10E-002</text:p>
          </table:table-cell>
          <table:table-cell office:value-type="float" office:value="0.2194591">
            <text:p>2.19E-001</text:p>
          </table:table-cell>
          <table:table-cell table:number-columns-repeated="6"/>
        </table:table-row>
        <table:table-row table:style-name="ro1">
          <table:table-cell office:value-type="float" office:value="17.02122">
            <text:p>1.70E+001</text:p>
          </table:table-cell>
          <table:table-cell office:value-type="float" office:value="1.238496">
            <text:p>1.24E+000</text:p>
          </table:table-cell>
          <table:table-cell table:number-columns-repeated="6"/>
        </table:table-row>
        <table:table-row table:style-name="ro1">
          <table:table-cell office:value-type="float" office:value="17.02122">
            <text:p>1.70E+001</text:p>
          </table:table-cell>
          <table:table-cell office:value-type="float" office:value="1.238496">
            <text:p>1.24E+000</text:p>
          </table:table-cell>
          <table:table-cell table:number-columns-repeated="6"/>
        </table:table-row>
        <table:table-row table:style-name="ro1">
          <table:table-cell office:value-type="float" office:value="13.25218">
            <text:p>1.33E+001</text:p>
          </table:table-cell>
          <table:table-cell office:value-type="float" office:value="1.329413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11.30702">
            <text:p>1.13E+001</text:p>
          </table:table-cell>
          <table:table-cell office:value-type="float" office:value="1.212374">
            <text:p>1.21E+000</text:p>
          </table:table-cell>
          <table:table-cell table:number-columns-repeated="6"/>
        </table:table-row>
        <table:table-row table:style-name="ro1">
          <table:table-cell office:value-type="float" office:value="5.176405">
            <text:p>5.18E+000</text:p>
          </table:table-cell>
          <table:table-cell office:value-type="float" office:value="0.7340004">
            <text:p>7.34E-001</text:p>
          </table:table-cell>
          <table:table-cell table:number-columns-repeated="6"/>
        </table:table-row>
        <table:table-row table:style-name="ro1">
          <table:table-cell office:value-type="float" office:value="0.5763875">
            <text:p>5.76E-001</text:p>
          </table:table-cell>
          <table:table-cell office:value-type="float" office:value="0.2650396">
            <text:p>2.65E-001</text:p>
          </table:table-cell>
          <table:table-cell table:number-columns-repeated="6"/>
        </table:table-row>
        <table:table-row table:style-name="ro1">
          <table:table-cell office:value-type="float" office:value="16.10737">
            <text:p>1.61E+001</text:p>
          </table:table-cell>
          <table:table-cell office:value-type="float" office:value="1.314971">
            <text:p>1.31E+000</text:p>
          </table:table-cell>
          <table:table-cell table:number-columns-repeated="6"/>
        </table:table-row>
        <table:table-row table:style-name="ro1">
          <table:table-cell office:value-type="float" office:value="16.10737">
            <text:p>1.61E+001</text:p>
          </table:table-cell>
          <table:table-cell office:value-type="float" office:value="1.314971">
            <text:p>1.31E+000</text:p>
          </table:table-cell>
          <table:table-cell table:number-columns-repeated="6"/>
        </table:table-row>
        <table:table-row table:style-name="ro1">
          <table:table-cell office:value-type="float" office:value="12.15387">
            <text:p>1.22E+001</text:p>
          </table:table-cell>
          <table:table-cell office:value-type="float" office:value="1.26991">
            <text:p>1.27E+000</text:p>
          </table:table-cell>
          <table:table-cell table:number-columns-repeated="6"/>
        </table:table-row>
        <table:table-row table:style-name="ro1">
          <table:table-cell office:value-type="float" office:value="10.2499">
            <text:p>1.02E+001</text:p>
          </table:table-cell>
          <table:table-cell office:value-type="float" office:value="1.135683">
            <text:p>1.14E+000</text:p>
          </table:table-cell>
          <table:table-cell table:number-columns-repeated="6"/>
        </table:table-row>
        <table:table-row table:style-name="ro1">
          <table:table-cell office:value-type="float" office:value="4.910497">
            <text:p>4.91E+000</text:p>
          </table:table-cell>
          <table:table-cell office:value-type="float" office:value="0.7076232">
            <text:p>7.08E-001</text:p>
          </table:table-cell>
          <table:table-cell table:number-columns-repeated="6"/>
        </table:table-row>
        <table:table-row table:style-name="ro1">
          <table:table-cell office:value-type="float" office:value="0.5822678">
            <text:p>5.82E-001</text:p>
          </table:table-cell>
          <table:table-cell office:value-type="float" office:value="0.2655546">
            <text:p>2.66E-001</text:p>
          </table:table-cell>
          <table:table-cell table:number-columns-repeated="6"/>
        </table:table-row>
        <table:table-row table:style-name="ro1">
          <table:table-cell office:value-type="float" office:value="15.02479">
            <text:p>1.50E+001</text:p>
          </table:table-cell>
          <table:table-cell office:value-type="float" office:value="1.357385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5.02479">
            <text:p>1.50E+001</text:p>
          </table:table-cell>
          <table:table-cell office:value-type="float" office:value="1.357385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1.17645">
            <text:p>1.12E+001</text:p>
          </table:table-cell>
          <table:table-cell office:value-type="float" office:value="1.203026">
            <text:p>1.20E+000</text:p>
          </table:table-cell>
          <table:table-cell table:number-columns-repeated="6"/>
        </table:table-row>
        <table:table-row table:style-name="ro1">
          <table:table-cell office:value-type="float" office:value="9.510706">
            <text:p>9.51E+000</text:p>
          </table:table-cell>
          <table:table-cell office:value-type="float" office:value="1.083165">
            <text:p>1.08E+000</text:p>
          </table:table-cell>
          <table:table-cell table:number-columns-repeated="6"/>
        </table:table-row>
        <table:table-row table:style-name="ro1">
          <table:table-cell office:value-type="float" office:value="4.767446">
            <text:p>4.77E+000</text:p>
          </table:table-cell>
          <table:table-cell office:value-type="float" office:value="0.6932129">
            <text:p>6.93E-001</text:p>
          </table:table-cell>
          <table:table-cell table:number-columns-repeated="6"/>
        </table:table-row>
        <table:table-row table:style-name="ro1">
          <table:table-cell office:value-type="float" office:value="0.5939351">
            <text:p>5.94E-001</text:p>
          </table:table-cell>
          <table:table-cell office:value-type="float" office:value="0.266578">
            <text:p>2.67E-001</text:p>
          </table:table-cell>
          <table:table-cell table:number-columns-repeated="6"/>
        </table:table-row>
        <table:table-row table:style-name="ro1">
          <table:table-cell office:value-type="float" office:value="13.81988">
            <text:p>1.38E+001</text:p>
          </table:table-cell>
          <table:table-cell office:value-type="float" office:value="1.349428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3.81988">
            <text:p>1.38E+001</text:p>
          </table:table-cell>
          <table:table-cell office:value-type="float" office:value="1.349428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0.17231">
            <text:p>1.02E+001</text:p>
          </table:table-cell>
          <table:table-cell office:value-type="float" office:value="1.130076">
            <text:p>1.13E+000</text:p>
          </table:table-cell>
          <table:table-cell table:number-columns-repeated="6"/>
        </table:table-row>
        <table:table-row table:style-name="ro1">
          <table:table-cell office:value-type="float" office:value="8.790067">
            <text:p>8.79E+000</text:p>
          </table:table-cell>
          <table:table-cell office:value-type="float" office:value="1.032698">
            <text:p>1.03E+000</text:p>
          </table:table-cell>
          <table:table-cell table:number-columns-repeated="6"/>
        </table:table-row>
        <table:table-row table:style-name="ro1">
          <table:table-cell office:value-type="float" office:value="4.560728">
            <text:p>4.56E+000</text:p>
          </table:table-cell>
          <table:table-cell office:value-type="float" office:value="0.6721396">
            <text:p>6.72E-001</text:p>
          </table:table-cell>
          <table:table-cell table:number-columns-repeated="6"/>
        </table:table-row>
        <table:table-row table:style-name="ro1">
          <table:table-cell office:value-type="float" office:value="0.583985">
            <text:p>5.84E-001</text:p>
          </table:table-cell>
          <table:table-cell office:value-type="float" office:value="0.2657051">
            <text:p>2.66E-001</text:p>
          </table:table-cell>
          <table:table-cell table:number-columns-repeated="6"/>
        </table:table-row>
        <table:table-row table:style-name="ro1">
          <table:table-cell office:value-type="float" office:value="11.49418">
            <text:p>1.15E+001</text:p>
          </table:table-cell>
          <table:table-cell office:value-type="float" office:value="1.225611">
            <text:p>1.23E+000</text:p>
          </table:table-cell>
          <table:table-cell table:number-columns-repeated="6"/>
        </table:table-row>
        <table:table-row table:style-name="ro1">
          <table:table-cell office:value-type="float" office:value="11.49418">
            <text:p>1.15E+001</text:p>
          </table:table-cell>
          <table:table-cell office:value-type="float" office:value="1.225611">
            <text:p>1.23E+000</text:p>
          </table:table-cell>
          <table:table-cell table:number-columns-repeated="6"/>
        </table:table-row>
        <table:table-row table:style-name="ro1">
          <table:table-cell office:value-type="float" office:value="8.660841">
            <text:p>8.66E+000</text:p>
          </table:table-cell>
          <table:table-cell office:value-type="float" office:value="1.023559">
            <text:p>1.02E+000</text:p>
          </table:table-cell>
          <table:table-cell table:number-columns-repeated="6"/>
        </table:table-row>
        <table:table-row table:style-name="ro1">
          <table:table-cell office:value-type="float" office:value="7.434867">
            <text:p>7.43E+000</text:p>
          </table:table-cell>
          <table:table-cell office:value-type="float" office:value="0.932816">
            <text:p>9.33E-001</text:p>
          </table:table-cell>
          <table:table-cell table:number-columns-repeated="6"/>
        </table:table-row>
        <table:table-row table:style-name="ro1">
          <table:table-cell office:value-type="float" office:value="4.213611">
            <text:p>4.21E+000</text:p>
          </table:table-cell>
          <table:table-cell office:value-type="float" office:value="0.6361685">
            <text:p>6.36E-001</text:p>
          </table:table-cell>
          <table:table-cell table:number-columns-repeated="6"/>
        </table:table-row>
        <table:table-row table:style-name="ro1">
          <table:table-cell office:value-type="float" office:value="0.596309">
            <text:p>5.96E-001</text:p>
          </table:table-cell>
          <table:table-cell office:value-type="float" office:value="0.2667864">
            <text:p>2.67E-001</text:p>
          </table:table-cell>
          <table:table-cell table:number-columns-repeated="6"/>
        </table:table-row>
        <table:table-row table:style-name="ro1">
          <table:table-cell office:value-type="float" office:value="12.51965">
            <text:p>1.25E+001</text:p>
          </table:table-cell>
          <table:table-cell office:value-type="float" office:value="1.292166">
            <text:p>1.29E+000</text:p>
          </table:table-cell>
          <table:table-cell table:number-columns-repeated="6"/>
        </table:table-row>
        <table:table-row table:style-name="ro1">
          <table:table-cell office:value-type="float" office:value="12.51965">
            <text:p>1.25E+001</text:p>
          </table:table-cell>
          <table:table-cell office:value-type="float" office:value="1.292166">
            <text:p>1.29E+000</text:p>
          </table:table-cell>
          <table:table-cell table:number-columns-repeated="6"/>
        </table:table-row>
        <table:table-row table:style-name="ro1">
          <table:table-cell office:value-type="float" office:value="9.712603">
            <text:p>9.71E+000</text:p>
          </table:table-cell>
          <table:table-cell office:value-type="float" office:value="1.097335">
            <text:p>1.10E+000</text:p>
          </table:table-cell>
          <table:table-cell table:number-columns-repeated="6"/>
        </table:table-row>
        <table:table-row table:style-name="ro1">
          <table:table-cell office:value-type="float" office:value="8.425307">
            <text:p>8.43E+000</text:p>
          </table:table-cell>
          <table:table-cell office:value-type="float" office:value="1.006751">
            <text:p>1.01E+000</text:p>
          </table:table-cell>
          <table:table-cell table:number-columns-repeated="6"/>
        </table:table-row>
        <table:table-row table:style-name="ro1">
          <table:table-cell office:value-type="float" office:value="4.604028">
            <text:p>4.60E+000</text:p>
          </table:table-cell>
          <table:table-cell office:value-type="float" office:value="0.6765769">
            <text:p>6.77E-001</text:p>
          </table:table-cell>
          <table:table-cell table:number-columns-repeated="6"/>
        </table:table-row>
        <table:table-row table:style-name="ro1">
          <table:table-cell office:value-type="float" office:value="0.6094316">
            <text:p>6.09E-001</text:p>
          </table:table-cell>
          <table:table-cell office:value-type="float" office:value="0.2679401">
            <text:p>2.68E-001</text:p>
          </table:table-cell>
          <table:table-cell table:number-columns-repeated="6"/>
        </table:table-row>
        <table:table-row table:style-name="ro1">
          <table:table-cell office:value-type="float" office:value="0.02495551">
            <text:p>2.50E-002</text:p>
          </table:table-cell>
          <table:table-cell office:value-type="float" office:value="0.218976">
            <text:p>2.19E-001</text:p>
          </table:table-cell>
          <table:table-cell table:number-columns-repeated="6"/>
        </table:table-row>
        <table:table-row table:style-name="ro1">
          <table:table-cell office:value-type="float" office:value="14.20338">
            <text:p>1.42E+001</text:p>
          </table:table-cell>
          <table:table-cell office:value-type="float" office:value="1.357524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4.20338">
            <text:p>1.42E+001</text:p>
          </table:table-cell>
          <table:table-cell office:value-type="float" office:value="1.357524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0.93189">
            <text:p>1.09E+001</text:p>
          </table:table-cell>
          <table:table-cell office:value-type="float" office:value="1.185338">
            <text:p>1.19E+000</text:p>
          </table:table-cell>
          <table:table-cell table:number-columns-repeated="6"/>
        </table:table-row>
        <table:table-row table:style-name="ro1">
          <table:table-cell office:value-type="float" office:value="9.551311">
            <text:p>9.55E+000</text:p>
          </table:table-cell>
          <table:table-cell office:value-type="float" office:value="1.086009">
            <text:p>1.09E+000</text:p>
          </table:table-cell>
          <table:table-cell table:number-columns-repeated="6"/>
        </table:table-row>
        <table:table-row table:style-name="ro1">
          <table:table-cell office:value-type="float" office:value="5.053458">
            <text:p>5.05E+000</text:p>
          </table:table-cell>
          <table:table-cell office:value-type="float" office:value="0.721873">
            <text:p>7.22E-001</text:p>
          </table:table-cell>
          <table:table-cell table:number-columns-repeated="6"/>
        </table:table-row>
        <table:table-row table:style-name="ro1">
          <table:table-cell office:value-type="float" office:value="0.6194608">
            <text:p>6.19E-001</text:p>
          </table:table-cell>
          <table:table-cell office:value-type="float" office:value="0.2688235">
            <text:p>2.69E-001</text:p>
          </table:table-cell>
          <table:table-cell table:number-columns-repeated="6"/>
        </table:table-row>
        <table:table-row table:style-name="ro1">
          <table:table-cell office:value-type="float" office:value="15.6053">
            <text:p>1.56E+001</text:p>
          </table:table-cell>
          <table:table-cell office:value-type="float" office:value="1.341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5.6053">
            <text:p>1.56E+001</text:p>
          </table:table-cell>
          <table:table-cell office:value-type="float" office:value="1.341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1.78253">
            <text:p>1.18E+001</text:p>
          </table:table-cell>
          <table:table-cell office:value-type="float" office:value="1.245505">
            <text:p>1.25E+000</text:p>
          </table:table-cell>
          <table:table-cell table:number-columns-repeated="6"/>
        </table:table-row>
        <table:table-row table:style-name="ro1">
          <table:table-cell office:value-type="float" office:value="10.03642">
            <text:p>1.00E+001</text:p>
          </table:table-cell>
          <table:table-cell office:value-type="float" office:value="1.120309">
            <text:p>1.12E+000</text:p>
          </table:table-cell>
          <table:table-cell table:number-columns-repeated="6"/>
        </table:table-row>
        <table:table-row table:style-name="ro1">
          <table:table-cell office:value-type="float" office:value="4.898678">
            <text:p>4.90E+000</text:p>
          </table:table-cell>
          <table:table-cell office:value-type="float" office:value="0.7064383">
            <text:p>7.06E-001</text:p>
          </table:table-cell>
          <table:table-cell table:number-columns-repeated="6"/>
        </table:table-row>
        <table:table-row table:style-name="ro1">
          <table:table-cell office:value-type="float" office:value="0.586654">
            <text:p>5.87E-001</text:p>
          </table:table-cell>
          <table:table-cell office:value-type="float" office:value="0.2659391">
            <text:p>2.66E-001</text:p>
          </table:table-cell>
          <table:table-cell table:number-columns-repeated="6"/>
        </table:table-row>
        <table:table-row table:style-name="ro1">
          <table:table-cell office:value-type="float" office:value="18.49263">
            <text:p>1.85E+001</text:p>
          </table:table-cell>
          <table:table-cell office:value-type="float" office:value="1.042415">
            <text:p>1.04E+000</text:p>
          </table:table-cell>
          <table:table-cell table:number-columns-repeated="6"/>
        </table:table-row>
        <table:table-row table:style-name="ro1">
          <table:table-cell office:value-type="float" office:value="18.49263">
            <text:p>1.85E+001</text:p>
          </table:table-cell>
          <table:table-cell office:value-type="float" office:value="1.042415">
            <text:p>1.04E+000</text:p>
          </table:table-cell>
          <table:table-cell table:number-columns-repeated="6"/>
        </table:table-row>
        <table:table-row table:style-name="ro1">
          <table:table-cell office:value-type="float" office:value="13.83396">
            <text:p>1.38E+001</text:p>
          </table:table-cell>
          <table:table-cell office:value-type="float" office:value="1.349808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1.16167">
            <text:p>1.12E+001</text:p>
          </table:table-cell>
          <table:table-cell office:value-type="float" office:value="1.201963">
            <text:p>1.20E+000</text:p>
          </table:table-cell>
          <table:table-cell table:number-columns-repeated="6"/>
        </table:table-row>
        <table:table-row table:style-name="ro1">
          <table:table-cell office:value-type="float" office:value="4.849565">
            <text:p>4.85E+000</text:p>
          </table:table-cell>
          <table:table-cell office:value-type="float" office:value="0.7015033">
            <text:p>7.02E-001</text:p>
          </table:table-cell>
          <table:table-cell table:number-columns-repeated="6"/>
        </table:table-row>
        <table:table-row table:style-name="ro1">
          <table:table-cell office:value-type="float" office:value="0.5582294">
            <text:p>5.58E-001</text:p>
          </table:table-cell>
          <table:table-cell office:value-type="float" office:value="0.2634521">
            <text:p>2.63E-001</text:p>
          </table:table-cell>
          <table:table-cell table:number-columns-repeated="6"/>
        </table:table-row>
        <table:table-row table:style-name="ro1">
          <table:table-cell office:value-type="float" office:value="18.12013">
            <text:p>1.81E+001</text:p>
          </table:table-cell>
          <table:table-cell office:value-type="float" office:value="1.099492">
            <text:p>1.10E+000</text:p>
          </table:table-cell>
          <table:table-cell table:number-columns-repeated="6"/>
        </table:table-row>
        <table:table-row table:style-name="ro1">
          <table:table-cell office:value-type="float" office:value="18.12013">
            <text:p>1.81E+001</text:p>
          </table:table-cell>
          <table:table-cell office:value-type="float" office:value="1.099492">
            <text:p>1.10E+000</text:p>
          </table:table-cell>
          <table:table-cell table:number-columns-repeated="6"/>
        </table:table-row>
        <table:table-row table:style-name="ro1">
          <table:table-cell office:value-type="float" office:value="13.49633">
            <text:p>1.35E+001</text:p>
          </table:table-cell>
          <table:table-cell office:value-type="float" office:value="1.339102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10.77874">
            <text:p>1.08E+001</text:p>
          </table:table-cell>
          <table:table-cell office:value-type="float" office:value="1.174188">
            <text:p>1.17E+000</text:p>
          </table:table-cell>
          <table:table-cell table:number-columns-repeated="6"/>
        </table:table-row>
        <table:table-row table:style-name="ro1">
          <table:table-cell office:value-type="float" office:value="4.742197">
            <text:p>4.74E+000</text:p>
          </table:table-cell>
          <table:table-cell office:value-type="float" office:value="0.6906543">
            <text:p>6.91E-001</text:p>
          </table:table-cell>
          <table:table-cell table:number-columns-repeated="6"/>
        </table:table-row>
        <table:table-row table:style-name="ro1">
          <table:table-cell office:value-type="float" office:value="0.7597285">
            <text:p>7.60E-001</text:p>
          </table:table-cell>
          <table:table-cell office:value-type="float" office:value="0.2813213">
            <text:p>2.81E-001</text:p>
          </table:table-cell>
          <table:table-cell table:number-columns-repeated="6"/>
        </table:table-row>
        <table:table-row table:style-name="ro1">
          <table:table-cell office:value-type="float" office:value="0.04830166">
            <text:p>4.83E-002</text:p>
          </table:table-cell>
          <table:table-cell office:value-type="float" office:value="0.220833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21.07655">
            <text:p>2.11E+001</text:p>
          </table:table-cell>
          <table:table-cell office:value-type="float" office:value="0.5828851">
            <text:p>5.83E-001</text:p>
          </table:table-cell>
          <table:table-cell table:number-columns-repeated="6"/>
        </table:table-row>
        <table:table-row table:style-name="ro1">
          <table:table-cell office:value-type="float" office:value="21.07655">
            <text:p>2.11E+001</text:p>
          </table:table-cell>
          <table:table-cell office:value-type="float" office:value="0.5828851">
            <text:p>5.83E-001</text:p>
          </table:table-cell>
          <table:table-cell table:number-columns-repeated="6"/>
        </table:table-row>
        <table:table-row table:style-name="ro1">
          <table:table-cell office:value-type="float" office:value="16.24309">
            <text:p>1.62E+001</text:p>
          </table:table-cell>
          <table:table-cell office:value-type="float" office:value="1.305991">
            <text:p>1.31E+000</text:p>
          </table:table-cell>
          <table:table-cell table:number-columns-repeated="6"/>
        </table:table-row>
        <table:table-row table:style-name="ro1">
          <table:table-cell office:value-type="float" office:value="13.26574">
            <text:p>1.33E+001</text:p>
          </table:table-cell>
          <table:table-cell office:value-type="float" office:value="1.329991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5.781809">
            <text:p>5.78E+000</text:p>
          </table:table-cell>
          <table:table-cell office:value-type="float" office:value="0.7918555">
            <text:p>7.92E-001</text:p>
          </table:table-cell>
          <table:table-cell table:number-columns-repeated="6"/>
        </table:table-row>
        <table:table-row table:style-name="ro1">
          <table:table-cell office:value-type="float" office:value="0.5936752">
            <text:p>5.94E-001</text:p>
          </table:table-cell>
          <table:table-cell office:value-type="float" office:value="0.2665552">
            <text:p>2.67E-001</text:p>
          </table:table-cell>
          <table:table-cell table:number-columns-repeated="6"/>
        </table:table-row>
        <table:table-row table:style-name="ro1">
          <table:table-cell office:value-type="float" office:value="23.23293">
            <text:p>2.32E+001</text:p>
          </table:table-cell>
          <table:table-cell office:value-type="float" office:value="0.2566129">
            <text:p>2.57E-001</text:p>
          </table:table-cell>
          <table:table-cell table:number-columns-repeated="6"/>
        </table:table-row>
        <table:table-row table:style-name="ro1">
          <table:table-cell office:value-type="float" office:value="23.23293">
            <text:p>2.32E+001</text:p>
          </table:table-cell>
          <table:table-cell office:value-type="float" office:value="0.2566129">
            <text:p>2.57E-001</text:p>
          </table:table-cell>
          <table:table-cell table:number-columns-repeated="6"/>
        </table:table-row>
        <table:table-row table:style-name="ro1">
          <table:table-cell office:value-type="float" office:value="18.13261">
            <text:p>1.81E+001</text:p>
          </table:table-cell>
          <table:table-cell office:value-type="float" office:value="1.097652">
            <text:p>1.10E+000</text:p>
          </table:table-cell>
          <table:table-cell table:number-columns-repeated="6"/>
        </table:table-row>
        <table:table-row table:style-name="ro1">
          <table:table-cell office:value-type="float" office:value="14.74736">
            <text:p>1.47E+001</text:p>
          </table:table-cell>
          <table:table-cell office:value-type="float" office:value="1.36029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6.188411">
            <text:p>6.19E+000</text:p>
          </table:table-cell>
          <table:table-cell office:value-type="float" office:value="0.8288553">
            <text:p>8.29E-001</text:p>
          </table:table-cell>
          <table:table-cell table:number-columns-repeated="6"/>
        </table:table-row>
        <table:table-row table:style-name="ro1">
          <table:table-cell office:value-type="float" office:value="0.6034922">
            <text:p>6.03E-001</text:p>
          </table:table-cell>
          <table:table-cell office:value-type="float" office:value="0.2674177">
            <text:p>2.67E-001</text:p>
          </table:table-cell>
          <table:table-cell table:number-columns-repeated="6"/>
        </table:table-row>
        <table:table-row table:style-name="ro1">
          <table:table-cell office:value-type="float" office:value="21.68019">
            <text:p>2.17E+001</text:p>
          </table:table-cell>
          <table:table-cell office:value-type="float" office:value="0.4791726">
            <text:p>4.79E-001</text:p>
          </table:table-cell>
          <table:table-cell table:number-columns-repeated="6"/>
        </table:table-row>
        <table:table-row table:style-name="ro1">
          <table:table-cell office:value-type="float" office:value="21.68019">
            <text:p>2.17E+001</text:p>
          </table:table-cell>
          <table:table-cell office:value-type="float" office:value="0.4791726">
            <text:p>4.79E-001</text:p>
          </table:table-cell>
          <table:table-cell table:number-columns-repeated="6"/>
        </table:table-row>
        <table:table-row table:style-name="ro1">
          <table:table-cell office:value-type="float" office:value="17.13995">
            <text:p>1.71E+001</text:p>
          </table:table-cell>
          <table:table-cell office:value-type="float" office:value="1.225843">
            <text:p>1.23E+000</text:p>
          </table:table-cell>
          <table:table-cell table:number-columns-repeated="6"/>
        </table:table-row>
        <table:table-row table:style-name="ro1">
          <table:table-cell office:value-type="float" office:value="14.60391">
            <text:p>1.46E+001</text:p>
          </table:table-cell>
          <table:table-cell office:value-type="float" office:value="1.360625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6.464755">
            <text:p>6.46E+000</text:p>
          </table:table-cell>
          <table:table-cell office:value-type="float" office:value="0.8531197">
            <text:p>8.53E-001</text:p>
          </table:table-cell>
          <table:table-cell table:number-columns-repeated="6"/>
        </table:table-row>
        <table:table-row table:style-name="ro1">
          <table:table-cell office:value-type="float" office:value="0.6154328">
            <text:p>6.15E-001</text:p>
          </table:table-cell>
          <table:table-cell office:value-type="float" office:value="0.2684686">
            <text:p>2.68E-001</text:p>
          </table:table-cell>
          <table:table-cell table:number-columns-repeated="6"/>
        </table:table-row>
        <table:table-row table:style-name="ro1">
          <table:table-cell office:value-type="float" office:value="22.31978">
            <text:p>2.23E+001</text:p>
          </table:table-cell>
          <table:table-cell office:value-type="float" office:value="0.3786346">
            <text:p>3.79E-001</text:p>
          </table:table-cell>
          <table:table-cell table:number-columns-repeated="6"/>
        </table:table-row>
        <table:table-row table:style-name="ro1">
          <table:table-cell office:value-type="float" office:value="22.31978">
            <text:p>2.23E+001</text:p>
          </table:table-cell>
          <table:table-cell office:value-type="float" office:value="0.3786346">
            <text:p>3.79E-001</text:p>
          </table:table-cell>
          <table:table-cell table:number-columns-repeated="6"/>
        </table:table-row>
        <table:table-row table:style-name="ro1">
          <table:table-cell office:value-type="float" office:value="17.74365">
            <text:p>1.77E+001</text:p>
          </table:table-cell>
          <table:table-cell office:value-type="float" office:value="1.152414">
            <text:p>1.15E+000</text:p>
          </table:table-cell>
          <table:table-cell table:number-columns-repeated="6"/>
        </table:table-row>
        <table:table-row table:style-name="ro1">
          <table:table-cell office:value-type="float" office:value="15.04401">
            <text:p>1.50E+001</text:p>
          </table:table-cell>
          <table:table-cell office:value-type="float" office:value="1.35706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6.821192">
            <text:p>6.82E+000</text:p>
          </table:table-cell>
          <table:table-cell office:value-type="float" office:value="0.883369">
            <text:p>8.83E-001</text:p>
          </table:table-cell>
          <table:table-cell table:number-columns-repeated="6"/>
        </table:table-row>
        <table:table-row table:style-name="ro1">
          <table:table-cell office:value-type="float" office:value="0.7873472">
            <text:p>7.87E-001</text:p>
          </table:table-cell>
          <table:table-cell office:value-type="float" office:value="0.2838131">
            <text:p>2.84E-001</text:p>
          </table:table-cell>
          <table:table-cell table:number-columns-repeated="6"/>
        </table:table-row>
        <table:table-row table:style-name="ro1">
          <table:table-cell office:value-type="float" office:value="0.05005963">
            <text:p>5.01E-002</text:p>
          </table:table-cell>
          <table:table-cell office:value-type="float" office:value="0.2209732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21.57818">
            <text:p>2.16E+001</text:p>
          </table:table-cell>
          <table:table-cell office:value-type="float" office:value="0.4961748">
            <text:p>4.96E-001</text:p>
          </table:table-cell>
          <table:table-cell table:number-columns-repeated="6"/>
        </table:table-row>
        <table:table-row table:style-name="ro1">
          <table:table-cell office:value-type="float" office:value="21.57818">
            <text:p>2.16E+001</text:p>
          </table:table-cell>
          <table:table-cell office:value-type="float" office:value="0.4961748">
            <text:p>4.96E-001</text:p>
          </table:table-cell>
          <table:table-cell table:number-columns-repeated="6"/>
        </table:table-row>
        <table:table-row table:style-name="ro1">
          <table:table-cell office:value-type="float" office:value="17.73013">
            <text:p>1.77E+001</text:p>
          </table:table-cell>
          <table:table-cell office:value-type="float" office:value="1.154217">
            <text:p>1.15E+000</text:p>
          </table:table-cell>
          <table:table-cell table:number-columns-repeated="6"/>
        </table:table-row>
        <table:table-row table:style-name="ro1">
          <table:table-cell office:value-type="float" office:value="15.51977">
            <text:p>1.55E+001</text:p>
          </table:table-cell>
          <table:table-cell office:value-type="float" office:value="1.34432">
            <text:p>1.34E+000</text:p>
          </table:table-cell>
          <table:table-cell table:number-columns-repeated="6"/>
        </table:table-row>
        <table:table-row table:style-name="ro1">
          <table:table-cell office:value-type="float" office:value="7.929154">
            <text:p>7.93E+000</text:p>
          </table:table-cell>
          <table:table-cell office:value-type="float" office:value="0.9704862">
            <text:p>9.70E-001</text:p>
          </table:table-cell>
          <table:table-cell table:number-columns-repeated="6"/>
        </table:table-row>
        <table:table-row table:style-name="ro1">
          <table:table-cell office:value-type="float" office:value="1.028293">
            <text:p>1.03E+000</text:p>
          </table:table-cell>
          <table:table-cell office:value-type="float" office:value="0.3059661">
            <text:p>3.06E-001</text:p>
          </table:table-cell>
          <table:table-cell table:number-columns-repeated="6"/>
        </table:table-row>
        <table:table-row table:style-name="ro1">
          <table:table-cell office:value-type="float" office:value="0.06537964">
            <text:p>6.54E-002</text:p>
          </table:table-cell>
          <table:table-cell office:value-type="float" office:value="0.2221969">
            <text:p>2.22E-001</text:p>
          </table:table-cell>
          <table:table-cell table:number-columns-repeated="6"/>
        </table:table-row>
        <table:table-row table:style-name="ro1">
          <table:table-cell office:value-type="float" office:value="20.16089">
            <text:p>2.02E+001</text:p>
          </table:table-cell>
          <table:table-cell office:value-type="float" office:value="0.749496">
            <text:p>7.49E-001</text:p>
          </table:table-cell>
          <table:table-cell table:number-columns-repeated="6"/>
        </table:table-row>
        <table:table-row table:style-name="ro1">
          <table:table-cell office:value-type="float" office:value="20.16089">
            <text:p>2.02E+001</text:p>
          </table:table-cell>
          <table:table-cell office:value-type="float" office:value="0.749496">
            <text:p>7.49E-001</text:p>
          </table:table-cell>
          <table:table-cell table:number-columns-repeated="6"/>
        </table:table-row>
        <table:table-row table:style-name="ro1">
          <table:table-cell office:value-type="float" office:value="14.81318">
            <text:p>1.48E+001</text:p>
          </table:table-cell>
          <table:table-cell office:value-type="float" office:value="1.359882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1.35016">
            <text:p>1.14E+001</text:p>
          </table:table-cell>
          <table:table-cell office:value-type="float" office:value="1.215443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4.735662">
            <text:p>4.74E+000</text:p>
          </table:table-cell>
          <table:table-cell office:value-type="float" office:value="0.6899914">
            <text:p>6.90E-001</text:p>
          </table:table-cell>
          <table:table-cell table:number-columns-repeated="6"/>
        </table:table-row>
        <table:table-row table:style-name="ro1">
          <table:table-cell office:value-type="float" office:value="0.6943431">
            <text:p>6.94E-001</text:p>
          </table:table-cell>
          <table:table-cell office:value-type="float" office:value="0.2754624">
            <text:p>2.75E-001</text:p>
          </table:table-cell>
          <table:table-cell table:number-columns-repeated="6"/>
        </table:table-row>
        <table:table-row table:style-name="ro1">
          <table:table-cell office:value-type="float" office:value="0.04414943">
            <text:p>4.41E-002</text:p>
          </table:table-cell>
          <table:table-cell office:value-type="float" office:value="0.2205021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21.57169">
            <text:p>2.16E+001</text:p>
          </table:table-cell>
          <table:table-cell office:value-type="float" office:value="0.4972644">
            <text:p>4.97E-001</text:p>
          </table:table-cell>
          <table:table-cell table:number-columns-repeated="6"/>
        </table:table-row>
        <table:table-row table:style-name="ro1">
          <table:table-cell office:value-type="float" office:value="21.57169">
            <text:p>2.16E+001</text:p>
          </table:table-cell>
          <table:table-cell office:value-type="float" office:value="0.4972644">
            <text:p>4.97E-001</text:p>
          </table:table-cell>
          <table:table-cell table:number-columns-repeated="6"/>
        </table:table-row>
        <table:table-row table:style-name="ro1">
          <table:table-cell office:value-type="float" office:value="16.80621">
            <text:p>1.68E+001</text:p>
          </table:table-cell>
          <table:table-cell office:value-type="float" office:value="1.259847">
            <text:p>1.26E+000</text:p>
          </table:table-cell>
          <table:table-cell table:number-columns-repeated="6"/>
        </table:table-row>
        <table:table-row table:style-name="ro1">
          <table:table-cell office:value-type="float" office:value="13.99044">
            <text:p>1.40E+001</text:p>
          </table:table-cell>
          <table:table-cell office:value-type="float" office:value="1.353613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5.872653">
            <text:p>5.87E+000</text:p>
          </table:table-cell>
          <table:table-cell office:value-type="float" office:value="0.8002552">
            <text:p>8.00E-001</text:p>
          </table:table-cell>
          <table:table-cell table:number-columns-repeated="6"/>
        </table:table-row>
        <table:table-row table:style-name="ro1">
          <table:table-cell office:value-type="float" office:value="0.5777823">
            <text:p>5.78E-001</text:p>
          </table:table-cell>
          <table:table-cell office:value-type="float" office:value="0.2651617">
            <text:p>2.65E-001</text:p>
          </table:table-cell>
          <table:table-cell table:number-columns-repeated="6"/>
        </table:table-row>
        <table:table-row table:style-name="ro1">
          <table:table-cell office:value-type="float" office:value="0.02365934">
            <text:p>2.37E-002</text:p>
          </table:table-cell>
          <table:table-cell office:value-type="float" office:value="0.2188732">
            <text:p>2.19E-001</text:p>
          </table:table-cell>
          <table:table-cell table:number-columns-repeated="6"/>
        </table:table-row>
        <table:table-row table:style-name="ro1">
          <table:table-cell office:value-type="float" office:value="20.93753">
            <text:p>2.09E+001</text:p>
          </table:table-cell>
          <table:table-cell office:value-type="float" office:value="0.6076715">
            <text:p>6.08E-001</text:p>
          </table:table-cell>
          <table:table-cell table:number-columns-repeated="6"/>
        </table:table-row>
        <table:table-row table:style-name="ro1">
          <table:table-cell office:value-type="float" office:value="20.93753">
            <text:p>2.09E+001</text:p>
          </table:table-cell>
          <table:table-cell office:value-type="float" office:value="0.6076715">
            <text:p>6.08E-001</text:p>
          </table:table-cell>
          <table:table-cell table:number-columns-repeated="6"/>
        </table:table-row>
        <table:table-row table:style-name="ro1">
          <table:table-cell office:value-type="float" office:value="16.29185">
            <text:p>1.63E+001</text:p>
          </table:table-cell>
          <table:table-cell office:value-type="float" office:value="1.302561">
            <text:p>1.30E+000</text:p>
          </table:table-cell>
          <table:table-cell table:number-columns-repeated="6"/>
        </table:table-row>
        <table:table-row table:style-name="ro1">
          <table:table-cell office:value-type="float" office:value="13.29902">
            <text:p>1.33E+001</text:p>
          </table:table-cell>
          <table:table-cell office:value-type="float" office:value="1.33139">
            <text:p>1.33E+000</text:p>
          </table:table-cell>
          <table:table-cell table:number-columns-repeated="6"/>
        </table:table-row>
        <table:table-row table:style-name="ro1">
          <table:table-cell office:value-type="float" office:value="5.374644">
            <text:p>5.37E+000</text:p>
          </table:table-cell>
          <table:table-cell office:value-type="float" office:value="0.7532943">
            <text:p>7.53E-001</text:p>
          </table:table-cell>
          <table:table-cell table:number-columns-repeated="6"/>
        </table:table-row>
        <table:table-row table:style-name="ro1">
          <table:table-cell office:value-type="float" office:value="0.7190782">
            <text:p>7.19E-001</text:p>
          </table:table-cell>
          <table:table-cell office:value-type="float" office:value="0.2776721">
            <text:p>2.78E-001</text:p>
          </table:table-cell>
          <table:table-cell table:number-columns-repeated="6"/>
        </table:table-row>
        <table:table-row table:style-name="ro1">
          <table:table-cell office:value-type="float" office:value="0.0457194">
            <text:p>4.57E-002</text:p>
          </table:table-cell>
          <table:table-cell office:value-type="float" office:value="0.2206272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22.47163">
            <text:p>2.25E+001</text:p>
          </table:table-cell>
          <table:table-cell office:value-type="float" office:value="0.3564803">
            <text:p>3.56E-001</text:p>
          </table:table-cell>
          <table:table-cell table:number-columns-repeated="6"/>
        </table:table-row>
        <table:table-row table:style-name="ro1">
          <table:table-cell office:value-type="float" office:value="22.47163">
            <text:p>2.25E+001</text:p>
          </table:table-cell>
          <table:table-cell office:value-type="float" office:value="0.3564803">
            <text:p>3.56E-001</text:p>
          </table:table-cell>
          <table:table-cell table:number-columns-repeated="6"/>
        </table:table-row>
        <table:table-row table:style-name="ro1">
          <table:table-cell office:value-type="float" office:value="17.46849">
            <text:p>1.75E+001</text:p>
          </table:table-cell>
          <table:table-cell office:value-type="float" office:value="1.187718">
            <text:p>1.19E+000</text:p>
          </table:table-cell>
          <table:table-cell table:number-columns-repeated="6"/>
        </table:table-row>
        <table:table-row table:style-name="ro1">
          <table:table-cell office:value-type="float" office:value="14.68941">
            <text:p>1.47E+001</text:p>
          </table:table-cell>
          <table:table-cell office:value-type="float" office:value="1.360524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6.153607">
            <text:p>6.15E+000</text:p>
          </table:table-cell>
          <table:table-cell office:value-type="float" office:value="0.8257486">
            <text:p>8.26E-001</text:p>
          </table:table-cell>
          <table:table-cell table:number-columns-repeated="6"/>
        </table:table-row>
        <table:table-row table:style-name="ro1">
          <table:table-cell office:value-type="float" office:value="0.71331">
            <text:p>7.13E-001</text:p>
          </table:table-cell>
          <table:table-cell office:value-type="float" office:value="0.2771561">
            <text:p>2.77E-001</text:p>
          </table:table-cell>
          <table:table-cell table:number-columns-repeated="6"/>
        </table:table-row>
        <table:table-row table:style-name="ro1">
          <table:table-cell office:value-type="float" office:value="0.04535297">
            <text:p>4.54E-002</text:p>
          </table:table-cell>
          <table:table-cell office:value-type="float" office:value="0.220598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18.20915">
            <text:p>1.82E+001</text:p>
          </table:table-cell>
          <table:table-cell office:value-type="float" office:value="1.086254">
            <text:p>1.09E+000</text:p>
          </table:table-cell>
          <table:table-cell table:number-columns-repeated="6"/>
        </table:table-row>
        <table:table-row table:style-name="ro1">
          <table:table-cell office:value-type="float" office:value="15.48552">
            <text:p>1.55E+001</text:p>
          </table:table-cell>
          <table:table-cell office:value-type="float" office:value="1.34556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5.48552">
            <text:p>1.55E+001</text:p>
          </table:table-cell>
          <table:table-cell office:value-type="float" office:value="1.34556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1.4327">
            <text:p>1.14E+001</text:p>
          </table:table-cell>
          <table:table-cell office:value-type="float" office:value="1.221287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9.806299">
            <text:p>9.81E+000</text:p>
          </table:table-cell>
          <table:table-cell office:value-type="float" office:value="1.103945">
            <text:p>1.10E+000</text:p>
          </table:table-cell>
          <table:table-cell table:number-columns-repeated="6"/>
        </table:table-row>
        <table:table-row table:style-name="ro1">
          <table:table-cell office:value-type="float" office:value="5.029124">
            <text:p>5.03E+000</text:p>
          </table:table-cell>
          <table:table-cell office:value-type="float" office:value="0.7194585">
            <text:p>7.19E-001</text:p>
          </table:table-cell>
          <table:table-cell table:number-columns-repeated="6"/>
        </table:table-row>
        <table:table-row table:style-name="ro1">
          <table:table-cell office:value-type="float" office:value="0.7754704">
            <text:p>7.75E-001</text:p>
          </table:table-cell>
          <table:table-cell office:value-type="float" office:value="0.2827403">
            <text:p>2.83E-001</text:p>
          </table:table-cell>
          <table:table-cell table:number-columns-repeated="6"/>
        </table:table-row>
        <table:table-row table:style-name="ro1">
          <table:table-cell office:value-type="float" office:value="0.04930531">
            <text:p>4.93E-002</text:p>
          </table:table-cell>
          <table:table-cell office:value-type="float" office:value="0.2209131">
            <text:p>2.21E-001</text:p>
          </table:table-cell>
          <table:table-cell table:number-columns-repeated="6"/>
        </table:table-row>
        <table:table-row table:style-name="ro1">
          <table:table-cell office:value-type="float" office:value="14.74788">
            <text:p>1.47E+001</text:p>
          </table:table-cell>
          <table:table-cell office:value-type="float" office:value="1.360295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4.74788">
            <text:p>1.47E+001</text:p>
          </table:table-cell>
          <table:table-cell office:value-type="float" office:value="1.360295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1.21177">
            <text:p>1.12E+001</text:p>
          </table:table-cell>
          <table:table-cell office:value-type="float" office:value="1.205563">
            <text:p>1.21E+000</text:p>
          </table:table-cell>
          <table:table-cell table:number-columns-repeated="6"/>
        </table:table-row>
        <table:table-row table:style-name="ro1">
          <table:table-cell office:value-type="float" office:value="9.749474">
            <text:p>9.75E+000</text:p>
          </table:table-cell>
          <table:table-cell office:value-type="float" office:value="1.099933">
            <text:p>1.10E+000</text:p>
          </table:table-cell>
          <table:table-cell table:number-columns-repeated="6"/>
        </table:table-row>
        <table:table-row table:style-name="ro1">
          <table:table-cell office:value-type="float" office:value="5.127289">
            <text:p>5.13E+000</text:p>
          </table:table-cell>
          <table:table-cell office:value-type="float" office:value="0.7291701">
            <text:p>7.29E-001</text:p>
          </table:table-cell>
          <table:table-cell table:number-columns-repeated="6"/>
        </table:table-row>
        <table:table-row table:style-name="ro1">
          <table:table-cell office:value-type="float" office:value="1.023415">
            <text:p>1.02E+000</text:p>
          </table:table-cell>
          <table:table-cell office:value-type="float" office:value="0.3055105">
            <text:p>3.06E-001</text:p>
          </table:table-cell>
          <table:table-cell table:number-columns-repeated="6"/>
        </table:table-row>
        <table:table-row table:style-name="ro1">
          <table:table-cell office:value-type="float" office:value="0.06506991">
            <text:p>6.51E-002</text:p>
          </table:table-cell>
          <table:table-cell office:value-type="float" office:value="0.2221721">
            <text:p>2.22E-001</text:p>
          </table:table-cell>
          <table:table-cell table:number-columns-repeated="6"/>
        </table:table-row>
        <table:table-row table:style-name="ro1">
          <table:table-cell office:value-type="float" office:value="14.36969">
            <text:p>1.44E+001</text:p>
          </table:table-cell>
          <table:table-cell office:value-type="float" office:value="1.35950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4.36969">
            <text:p>1.44E+001</text:p>
          </table:table-cell>
          <table:table-cell office:value-type="float" office:value="1.35950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1.0916">
            <text:p>1.11E+001</text:p>
          </table:table-cell>
          <table:table-cell office:value-type="float" office:value="1.196911">
            <text:p>1.20E+000</text:p>
          </table:table-cell>
          <table:table-cell table:number-columns-repeated="6"/>
        </table:table-row>
        <table:table-row table:style-name="ro1">
          <table:table-cell office:value-type="float" office:value="15.16529">
            <text:p>1.52E+001</text:p>
          </table:table-cell>
          <table:table-cell office:value-type="float" office:value="1.354723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1.45686">
            <text:p>1.15E+001</text:p>
          </table:table-cell>
          <table:table-cell office:value-type="float" office:value="1.222989">
            <text:p>1.22E+000</text:p>
          </table:table-cell>
          <table:table-cell table:number-columns-repeated="6"/>
        </table:table-row>
        <table:table-row table:style-name="ro1">
          <table:table-cell office:value-type="float" office:value="14.32582">
            <text:p>1.43E+001</text:p>
          </table:table-cell>
          <table:table-cell office:value-type="float" office:value="1.35907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4.32582">
            <text:p>1.43E+001</text:p>
          </table:table-cell>
          <table:table-cell office:value-type="float" office:value="1.359078">
            <text:p>1.36E+000</text:p>
          </table:table-cell>
          <table:table-cell table:number-columns-repeated="6"/>
        </table:table-row>
        <table:table-row table:style-name="ro1">
          <table:table-cell office:value-type="float" office:value="10.96533">
            <text:p>1.10E+001</text:p>
          </table:table-cell>
          <table:table-cell office:value-type="float" office:value="1.187767">
            <text:p>1.19E+000</text:p>
          </table:table-cell>
          <table:table-cell table:number-columns-repeated="6"/>
        </table:table-row>
        <table:table-row table:style-name="ro1">
          <table:table-cell office:value-type="float" office:value="9.587056">
            <text:p>9.59E+000</text:p>
          </table:table-cell>
          <table:table-cell office:value-type="float" office:value="1.088515">
            <text:p>1.09E+000</text:p>
          </table:table-cell>
          <table:table-cell table:number-columns-repeated="6"/>
        </table:table-row>
        <table:table-row table:style-name="ro1">
          <table:table-cell office:value-type="float" office:value="5.134487">
            <text:p>5.13E+000</text:p>
          </table:table-cell>
          <table:table-cell office:value-type="float" office:value="0.7298792">
            <text:p>7.30E-001</text:p>
          </table:table-cell>
          <table:table-cell table:number-columns-repeated="6"/>
        </table:table-row>
        <table:table-row table:style-name="ro1">
          <table:table-cell office:value-type="float" office:value="0.7211025">
            <text:p>7.21E-001</text:p>
          </table:table-cell>
          <table:table-cell office:value-type="float" office:value="0.2778533">
            <text:p>2.78E-001</text:p>
          </table:table-cell>
          <table:table-cell table:number-columns-repeated="6"/>
        </table:table-row>
        <table:table-row table:style-name="ro1">
          <table:table-cell office:value-type="float" office:value="0.02952814">
            <text:p>2.95E-002</text:p>
          </table:table-cell>
          <table:table-cell office:value-type="float" office:value="0.2193391">
            <text:p>2.19E-001</text:p>
          </table:table-cell>
          <table:table-cell table:number-columns-repeated="6"/>
        </table:table-row>
        <table:table-row table:style-name="ro1">
          <table:table-cell office:value-type="float" office:value="13.82238">
            <text:p>1.38E+001</text:p>
          </table:table-cell>
          <table:table-cell office:value-type="float" office:value="1.349496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3.82238">
            <text:p>1.38E+001</text:p>
          </table:table-cell>
          <table:table-cell office:value-type="float" office:value="1.349496">
            <text:p>1.35E+000</text:p>
          </table:table-cell>
          <table:table-cell table:number-columns-repeated="6"/>
        </table:table-row>
        <table:table-row table:style-name="ro1">
          <table:table-cell office:value-type="float" office:value="10.37739">
            <text:p>1.04E+001</text:p>
          </table:table-cell>
          <table:table-cell office:value-type="float" office:value="1.14493">
            <text:p>1.14E+000</text:p>
          </table:table-cell>
          <table:table-cell table:number-columns-repeated="6"/>
        </table:table-row>
        <table:table-row table:style-name="ro1">
          <table:table-cell office:value-type="float" office:value="8.944379">
            <text:p>8.94E+000</text:p>
          </table:table-cell>
          <table:table-cell office:value-type="float" office:value="1.043554">
            <text:p>1.04E+000</text:p>
          </table:table-cell>
          <table:table-cell table:number-columns-repeated="6"/>
        </table:table-row>
        <table:table-row table:style-name="ro1">
          <table:table-cell office:value-type="float" office:value="4.890767">
            <text:p>4.89E+000</text:p>
          </table:table-cell>
          <table:table-cell office:value-type="float" office:value="0.7056445">
            <text:p>7.06E-001</text:p>
          </table:table-cell>
          <table:table-cell table:number-columns-repeated="6"/>
        </table:table-row>
        <table:table-row table:style-name="ro1">
          <table:table-cell office:value-type="float" office:value="0.7496754">
            <text:p>7.50E-001</text:p>
          </table:table-cell>
          <table:table-cell office:value-type="float" office:value="0.2804168">
            <text:p>2.80E-001</text:p>
          </table:table-cell>
          <table:table-cell table:number-columns-repeated="6"/>
        </table:table-row>
        <table:table-row table:style-name="ro1">
          <table:table-cell office:value-type="float" office:value="0.03069816">
            <text:p>3.07E-002</text:p>
          </table:table-cell>
          <table:table-cell office:value-type="float" office:value="0.219432">
            <text:p>2.19E-00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3/04/2010</text:date>, <text:time>09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c </meta:initial-creator>
    <meta:creation-date>2010-04-22T16:02:36</meta:creation-date>
    <dc:date>2010-04-22T17:50:09</dc:date>
    <dc:creator>Bec </dc:creator>
    <meta:editing-duration>PT00H28M27S</meta:editing-duration>
    <meta:editing-cycles>3</meta:editing-cycles>
    <meta:generator>OpenOffice.org/3.1$Linux OpenOffice.org_project/310m19$Build-9420</meta:generator>
    <meta:document-statistic meta:table-count="2" meta:cell-count="7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328cm" svg:height="14.61cm" chart:class="chart:line" chart:style-name="ch1">
        <chart:legend chart:legend-position="end" svg:x="25.576cm" svg:y="6.984cm" chart:style-name="ch2"/>
        <chart:plot-area chart:style-name="ch3" table:cell-range-address="Ideal.A6:Ideal.B28" chart:data-source-has-labels="both" svg:x="0.546cm" svg:y="0.292cm" svg:width="24.485cm" svg:height="13.734cm">
          <chart:axis chart:dimension="x" chart:name="primary-x" chart:style-name="ch4">
            <chart:categories table:cell-range-address="Ideal.A7:Ideal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deal.B7:Ideal.B28" chart:label-cell-address="Ideal.B6:Ideal.B6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Ideal.B6:Ideal.B6">0.31</text:p>
              </table:table-cell>
            </table:table-row>
          </table:table-header-rows>
          <table:table-rows>
            <table:table-row>
              <table:table-cell office:value-type="string">
                <text:p text:id="Ideal.A7:Ideal.A28">6</text:p>
              </table:table-cell>
              <table:table-cell office:value-type="float" office:value="0.352604388924809">
                <text:p text:id="Ideal.B7:Ideal.B28">0.352604388924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044190995453">
                <text:p>0.390044190995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3762589798807">
                <text:p>0.423762589798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904130447371">
                <text:p>0.454904130447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5412973404698">
                <text:p>0.485412973404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6933038058653">
                <text:p>0.516933038058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7206733534009">
                <text:p>0.547206733534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2343878776244">
                <text:p>0.572343878776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7956710244303">
                <text:p>0.587956710244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9672117220776">
                <text:p>0.589672117220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3914238364675">
                <text:p>0.573914238364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8826324174828">
                <text:p>0.538826324174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5076507601943">
                <text:p>0.48507650760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6222491187333">
                <text:p>0.416222491187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8367735059254">
                <text:p>0.338367735059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905660847561">
                <text:p>0.25905660847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5667962224398">
                <text:p>0.185667962224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3825492375424">
                <text:p>0.123825492375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6385018238734">
                <text:p>0.076385018238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323703333929">
                <text:p>0.043323703333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24572439400904">
                <text:p>0.0224572439400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5753577888646">
                <text:p>0.0105753577888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6.273cm" svg:height="16.481cm" chart:class="chart:scatter" chart:style-name="ch1">
        <chart:legend chart:legend-position="end" svg:x="23.854cm" svg:y="7.919cm" chart:style-name="ch2"/>
        <chart:plot-area chart:style-name="ch3" table:cell-range-address="Results.A2:Results.B318" svg:x="0.525cm" svg:y="0.329cm" svg:width="22.805cm" svg:height="15.49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318" chart:class="chart:scatter">
            <chart:domain table:cell-range-address="Results.A2:Results.A318"/>
            <chart:data-point chart:repeated="3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75037">
                <text:p text:id="Results.A2:Results.A318">18.75037</text:p>
              </table:table-cell>
              <table:table-cell office:value-type="float" office:value="1.000536">
                <text:p text:id="Results.B2:Results.B318">1.0005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5037">
                <text:p>18.75037</text:p>
              </table:table-cell>
              <table:table-cell office:value-type="float" office:value="1.000536">
                <text:p>1.000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53459">
                <text:p>15.53459</text:p>
              </table:table-cell>
              <table:table-cell office:value-type="float" office:value="1.343768">
                <text:p>1.343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8674">
                <text:p>13.38674</text:p>
              </table:table-cell>
              <table:table-cell office:value-type="float" office:value="1.334944">
                <text:p>1.334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9349">
                <text:p>10.19349</text:p>
              </table:table-cell>
              <table:table-cell office:value-type="float" office:value="1.131605">
                <text:p>1.13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81888">
                <text:p>18.81888</text:p>
              </table:table-cell>
              <table:table-cell office:value-type="float" office:value="0.9891132">
                <text:p>0.9891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81888">
                <text:p>18.81888</text:p>
              </table:table-cell>
              <table:table-cell office:value-type="float" office:value="0.9891132">
                <text:p>0.989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03013">
                <text:p>15.03013</text:p>
              </table:table-cell>
              <table:table-cell office:value-type="float" office:value="1.357298">
                <text:p>1.357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331">
                <text:p>12.4331</text:p>
              </table:table-cell>
              <table:table-cell office:value-type="float" office:value="1.287086">
                <text:p>1.287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46736">
                <text:p>9.46736</text:p>
              </table:table-cell>
              <table:table-cell office:value-type="float" office:value="1.080132">
                <text:p>1.080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43184">
                <text:p>18.43184</text:p>
              </table:table-cell>
              <table:table-cell office:value-type="float" office:value="1.052023">
                <text:p>1.052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43184">
                <text:p>18.43184</text:p>
              </table:table-cell>
              <table:table-cell office:value-type="float" office:value="1.052023">
                <text:p>1.052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55874">
                <text:p>14.55874</text:p>
              </table:table-cell>
              <table:table-cell office:value-type="float" office:value="1.360567">
                <text:p>1.360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8165">
                <text:p>12.38165</text:p>
              </table:table-cell>
              <table:table-cell office:value-type="float" office:value="1.284009">
                <text:p>1.284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28177">
                <text:p>9.428177</text:p>
              </table:table-cell>
              <table:table-cell office:value-type="float" office:value="1.077392">
                <text:p>1.077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89937">
                <text:p>17.89937</text:p>
              </table:table-cell>
              <table:table-cell office:value-type="float" office:value="1.131146">
                <text:p>1.131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89937">
                <text:p>17.89937</text:p>
              </table:table-cell>
              <table:table-cell office:value-type="float" office:value="1.131146">
                <text:p>1.131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11236">
                <text:p>14.11236</text:p>
              </table:table-cell>
              <table:table-cell office:value-type="float" office:value="1.356036">
                <text:p>1.356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9514">
                <text:p>11.99514</text:p>
              </table:table-cell>
              <table:table-cell office:value-type="float" office:value="1.259672">
                <text:p>1.259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133872">
                <text:p>9.133872</text:p>
              </table:table-cell>
              <table:table-cell office:value-type="float" office:value="1.056826">
                <text:p>1.056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28273">
                <text:p>19.28273</text:p>
              </table:table-cell>
              <table:table-cell office:value-type="float" office:value="0.9090848">
                <text:p>0.9090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33963">
                <text:p>17.33963</text:p>
              </table:table-cell>
              <table:table-cell office:value-type="float" office:value="1.203207">
                <text:p>1.203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33963">
                <text:p>17.33963</text:p>
              </table:table-cell>
              <table:table-cell office:value-type="float" office:value="1.203207">
                <text:p>1.203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71668">
                <text:p>13.71668</text:p>
              </table:table-cell>
              <table:table-cell office:value-type="float" office:value="1.346463">
                <text:p>1.346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2011">
                <text:p>15.12011</text:p>
              </table:table-cell>
              <table:table-cell office:value-type="float" office:value="1.355668">
                <text:p>1.355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38859">
                <text:p>11.38859</text:p>
              </table:table-cell>
              <table:table-cell office:value-type="float" office:value="1.218169">
                <text:p>1.218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8267">
                <text:p>16.8267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8267">
                <text:p>16.8267</text:p>
              </table:table-cell>
              <table:table-cell office:value-type="float" office:value="1.2579">
                <text:p>1.25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418">
                <text:p>13.2418</text:p>
              </table:table-cell>
              <table:table-cell office:value-type="float" office:value="1.328968">
                <text:p>1.328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1654">
                <text:p>15.1654</text:p>
              </table:table-cell>
              <table:table-cell office:value-type="float" office:value="1.35472">
                <text:p>1.35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5712">
                <text:p>11.45712</text:p>
              </table:table-cell>
              <table:table-cell office:value-type="float" office:value="1.223007">
                <text:p>1.223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4324">
                <text:p>15.54324</text:p>
              </table:table-cell>
              <table:table-cell office:value-type="float" office:value="1.343441">
                <text:p>1.343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4324">
                <text:p>15.54324</text:p>
              </table:table-cell>
              <table:table-cell office:value-type="float" office:value="1.343441">
                <text:p>1.343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34394">
                <text:p>12.34394</text:p>
              </table:table-cell>
              <table:table-cell office:value-type="float" office:value="1.281727">
                <text:p>1.281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38036">
                <text:p>11.38036</text:p>
              </table:table-cell>
              <table:table-cell office:value-type="float" office:value="1.217587">
                <text:p>1.217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597315">
                <text:p>8.597315</text:p>
              </table:table-cell>
              <table:table-cell office:value-type="float" office:value="1.019046">
                <text:p>1.019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57999">
                <text:p>15.57999</text:p>
              </table:table-cell>
              <table:table-cell office:value-type="float" office:value="1.342016">
                <text:p>1.342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87515">
                <text:p>16.87515</text:p>
              </table:table-cell>
              <table:table-cell office:value-type="float" office:value="1.253223">
                <text:p>1.253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1082">
                <text:p>14.1082</text:p>
              </table:table-cell>
              <table:table-cell office:value-type="float" office:value="1.355961">
                <text:p>1.355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1082">
                <text:p>14.1082</text:p>
              </table:table-cell>
              <table:table-cell office:value-type="float" office:value="1.355961">
                <text:p>1.355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92847">
                <text:p>10.92847</text:p>
              </table:table-cell>
              <table:table-cell office:value-type="float" office:value="1.18509">
                <text:p>1.185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6148">
                <text:p>9.6148</text:p>
              </table:table-cell>
              <table:table-cell office:value-type="float" office:value="1.090461">
                <text:p>1.0904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63652">
                <text:p>7.263652</text:p>
              </table:table-cell>
              <table:table-cell office:value-type="float" office:value="0.9193388">
                <text:p>0.9193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09784">
                <text:p>12.09784</text:p>
              </table:table-cell>
              <table:table-cell office:value-type="float" office:value="1.266332">
                <text:p>1.266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9784">
                <text:p>12.09784</text:p>
              </table:table-cell>
              <table:table-cell office:value-type="float" office:value="1.266332">
                <text:p>1.266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02632">
                <text:p>10.02632</text:p>
              </table:table-cell>
              <table:table-cell office:value-type="float" office:value="1.119586">
                <text:p>1.119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17555">
                <text:p>8.717555</text:p>
              </table:table-cell>
              <table:table-cell office:value-type="float" office:value="1.027576">
                <text:p>1.027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585691">
                <text:p>6.585691</text:p>
              </table:table-cell>
              <table:table-cell office:value-type="float" office:value="0.8635141">
                <text:p>0.8635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15059">
                <text:p>12.15059</text:p>
              </table:table-cell>
              <table:table-cell office:value-type="float" office:value="1.269702">
                <text:p>1.269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5059">
                <text:p>12.15059</text:p>
              </table:table-cell>
              <table:table-cell office:value-type="float" office:value="1.269702">
                <text:p>1.2697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969419">
                <text:p>9.969419</text:p>
              </table:table-cell>
              <table:table-cell office:value-type="float" office:value="1.115522">
                <text:p>1.115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493508">
                <text:p>8.493508</text:p>
              </table:table-cell>
              <table:table-cell office:value-type="float" office:value="1.011641">
                <text:p>1.0116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13155">
                <text:p>6.413155</text:p>
              </table:table-cell>
              <table:table-cell office:value-type="float" office:value="0.8486433">
                <text:p>0.8486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13434">
                <text:p>13.13434</text:p>
              </table:table-cell>
              <table:table-cell office:value-type="float" office:value="1.324204">
                <text:p>1.324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13434">
                <text:p>13.13434</text:p>
              </table:table-cell>
              <table:table-cell office:value-type="float" office:value="1.324204">
                <text:p>1.324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28997">
                <text:p>10.28997</text:p>
              </table:table-cell>
              <table:table-cell office:value-type="float" office:value="1.138584">
                <text:p>1.138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2883">
                <text:p>10.02883</text:p>
              </table:table-cell>
              <table:table-cell office:value-type="float" office:value="1.119766">
                <text:p>1.119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76429">
                <text:p>7.576429</text:p>
              </table:table-cell>
              <table:table-cell office:value-type="float" office:value="0.9437852">
                <text:p>0.9437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65657">
                <text:p>15.65657</text:p>
              </table:table-cell>
              <table:table-cell office:value-type="float" office:value="1.338856">
                <text:p>1.3388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65657">
                <text:p>15.65657</text:p>
              </table:table-cell>
              <table:table-cell office:value-type="float" office:value="1.338856">
                <text:p>1.3388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9921">
                <text:p>12.49921</text:p>
              </table:table-cell>
              <table:table-cell office:value-type="float" office:value="1.290978">
                <text:p>1.2909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16515">
                <text:p>15.16515</text:p>
              </table:table-cell>
              <table:table-cell office:value-type="float" office:value="1.354726">
                <text:p>1.3547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45655">
                <text:p>11.45655</text:p>
              </table:table-cell>
              <table:table-cell office:value-type="float" office:value="1.222967">
                <text:p>1.2229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6756">
                <text:p>16.46756</text:p>
              </table:table-cell>
              <table:table-cell office:value-type="float" office:value="1.289309">
                <text:p>1.289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46756">
                <text:p>16.46756</text:p>
              </table:table-cell>
              <table:table-cell office:value-type="float" office:value="1.289309">
                <text:p>1.2893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84488">
                <text:p>12.84488</text:p>
              </table:table-cell>
              <table:table-cell office:value-type="float" office:value="1.310067">
                <text:p>1.310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522">
                <text:p>10.7522</text:p>
              </table:table-cell>
              <table:table-cell office:value-type="float" office:value="1.172252">
                <text:p>1.172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2284">
                <text:p>8.12284</text:p>
              </table:table-cell>
              <table:table-cell office:value-type="float" office:value="0.9848037">
                <text:p>0.9848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69011">
                <text:p>17.69011</text:p>
              </table:table-cell>
              <table:table-cell office:value-type="float" office:value="1.159515">
                <text:p>1.159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69011">
                <text:p>17.69011</text:p>
              </table:table-cell>
              <table:table-cell office:value-type="float" office:value="1.159515">
                <text:p>1.159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80508">
                <text:p>12.80508</text:p>
              </table:table-cell>
              <table:table-cell office:value-type="float" office:value="1.307985">
                <text:p>1.307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00869">
                <text:p>11.00869</text:p>
              </table:table-cell>
              <table:table-cell office:value-type="float" office:value="1.190912">
                <text:p>1.190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31231">
                <text:p>8.31231</text:p>
              </table:table-cell>
              <table:table-cell office:value-type="float" office:value="0.9986052">
                <text:p>0.9986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54554">
                <text:p>18.54554</text:p>
              </table:table-cell>
              <table:table-cell office:value-type="float" office:value="1.033966">
                <text:p>1.033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4554">
                <text:p>18.54554</text:p>
              </table:table-cell>
              <table:table-cell office:value-type="float" office:value="1.033966">
                <text:p>1.0339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74481">
                <text:p>13.74481</text:p>
              </table:table-cell>
              <table:table-cell office:value-type="float" office:value="1.347303">
                <text:p>1.347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16522">
                <text:p>15.16522</text:p>
              </table:table-cell>
              <table:table-cell office:value-type="float" office:value="1.354725">
                <text:p>1.354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5668">
                <text:p>11.45668</text:p>
              </table:table-cell>
              <table:table-cell office:value-type="float" office:value="1.222976">
                <text:p>1.2229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08797">
                <text:p>22.08797</text:p>
              </table:table-cell>
              <table:table-cell office:value-type="float" office:value="0.4137792">
                <text:p>0.4137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08797">
                <text:p>22.08797</text:p>
              </table:table-cell>
              <table:table-cell office:value-type="float" office:value="0.4137792">
                <text:p>0.41377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04814">
                <text:p>17.04814</text:p>
              </table:table-cell>
              <table:table-cell office:value-type="float" office:value="1.23568">
                <text:p>1.23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03165">
                <text:p>13.03165</text:p>
              </table:table-cell>
              <table:table-cell office:value-type="float" office:value="1.319399">
                <text:p>1.3193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44814">
                <text:p>9.844814</text:p>
              </table:table-cell>
              <table:table-cell office:value-type="float" office:value="1.106669">
                <text:p>1.1066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44409">
                <text:p>22.44409</text:p>
              </table:table-cell>
              <table:table-cell office:value-type="float" office:value="0.3604457">
                <text:p>0.36044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95883">
                <text:p>22.95883</text:p>
              </table:table-cell>
              <table:table-cell office:value-type="float" office:value="0.2903484">
                <text:p>0.29034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95883">
                <text:p>22.95883</text:p>
              </table:table-cell>
              <table:table-cell office:value-type="float" office:value="0.2903484">
                <text:p>0.2903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53552">
                <text:p>16.53552</text:p>
              </table:table-cell>
              <table:table-cell office:value-type="float" office:value="1.28381">
                <text:p>1.28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6302">
                <text:p>12.66302</text:p>
              </table:table-cell>
              <table:table-cell office:value-type="float" office:value="1.300299">
                <text:p>1.300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09042">
                <text:p>5.409042</text:p>
              </table:table-cell>
              <table:table-cell office:value-type="float" office:value="0.7566085">
                <text:p>0.7566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20733">
                <text:p>0.8720733</text:p>
              </table:table-cell>
              <table:table-cell office:value-type="float" office:value="0.2915193">
                <text:p>0.2915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544872">
                <text:p>0.05544872</text:p>
              </table:table-cell>
              <table:table-cell office:value-type="float" office:value="0.2214032">
                <text:p>0.2214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07891">
                <text:p>20.07891</text:p>
              </table:table-cell>
              <table:table-cell office:value-type="float" office:value="0.7645969">
                <text:p>0.7645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07891">
                <text:p>20.07891</text:p>
              </table:table-cell>
              <table:table-cell office:value-type="float" office:value="0.7645969">
                <text:p>0.7645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11507">
                <text:p>15.11507</text:p>
              </table:table-cell>
              <table:table-cell office:value-type="float" office:value="1.355768">
                <text:p>1.3557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55309">
                <text:p>12.55309</text:p>
              </table:table-cell>
              <table:table-cell office:value-type="float" office:value="1.294095">
                <text:p>1.294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040166">
                <text:p>6.040166</text:p>
              </table:table-cell>
              <table:table-cell office:value-type="float" office:value="0.8155437">
                <text:p>0.81554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62976">
                <text:p>0.9162976</text:p>
              </table:table-cell>
              <table:table-cell office:value-type="float" office:value="0.2955782">
                <text:p>0.29557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825855">
                <text:p>0.05825855</text:p>
              </table:table-cell>
              <table:table-cell office:value-type="float" office:value="0.2216276">
                <text:p>0.2216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62749">
                <text:p>18.62749</text:p>
              </table:table-cell>
              <table:table-cell office:value-type="float" office:value="1.020726">
                <text:p>1.020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62749">
                <text:p>18.62749</text:p>
              </table:table-cell>
              <table:table-cell office:value-type="float" office:value="1.020726">
                <text:p>1.020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5383">
                <text:p>13.5383</text:p>
              </table:table-cell>
              <table:table-cell office:value-type="float" office:value="1.340609">
                <text:p>1.340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2647">
                <text:p>11.02647</text:p>
              </table:table-cell>
              <table:table-cell office:value-type="float" office:value="1.192201">
                <text:p>1.192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03664">
                <text:p>4.903664</text:p>
              </table:table-cell>
              <table:table-cell office:value-type="float" office:value="0.7069383">
                <text:p>0.70693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36284">
                <text:p>0.6136284</text:p>
              </table:table-cell>
              <table:table-cell office:value-type="float" office:value="0.2683096">
                <text:p>0.2683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512707">
                <text:p>0.02512707</text:p>
              </table:table-cell>
              <table:table-cell office:value-type="float" office:value="0.2189896">
                <text:p>0.2189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31567">
                <text:p>16.31567</text:p>
              </table:table-cell>
              <table:table-cell office:value-type="float" office:value="1.300846">
                <text:p>1.3008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31567">
                <text:p>16.31567</text:p>
              </table:table-cell>
              <table:table-cell office:value-type="float" office:value="1.300846">
                <text:p>1.3008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23576">
                <text:p>12.23576</text:p>
              </table:table-cell>
              <table:table-cell office:value-type="float" office:value="1.275064">
                <text:p>1.275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21466">
                <text:p>10.21466</text:p>
              </table:table-cell>
              <table:table-cell office:value-type="float" office:value="1.133134">
                <text:p>1.1331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55297">
                <text:p>5.155297</text:p>
              </table:table-cell>
              <table:table-cell office:value-type="float" office:value="0.7319269">
                <text:p>0.73192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860297">
                <text:p>0.8860297</text:p>
              </table:table-cell>
              <table:table-cell office:value-type="float" office:value="0.2927975">
                <text:p>0.29279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63348">
                <text:p>0.0563348</text:p>
              </table:table-cell>
              <table:table-cell office:value-type="float" office:value="0.221474">
                <text:p>0.2214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26108">
                <text:p>13.26108</text:p>
              </table:table-cell>
              <table:table-cell office:value-type="float" office:value="1.329793">
                <text:p>1.3297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26108">
                <text:p>13.26108</text:p>
              </table:table-cell>
              <table:table-cell office:value-type="float" office:value="1.329793">
                <text:p>1.3297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3741">
                <text:p>10.23741</text:p>
              </table:table-cell>
              <table:table-cell office:value-type="float" office:value="1.134779">
                <text:p>1.1347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050684">
                <text:p>9.050684</text:p>
              </table:table-cell>
              <table:table-cell office:value-type="float" office:value="1.051006">
                <text:p>1.0510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947385">
                <text:p>4.947385</text:p>
              </table:table-cell>
              <table:table-cell office:value-type="float" office:value="0.7113149">
                <text:p>0.71131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611068">
                <text:p>0.7611068</text:p>
              </table:table-cell>
              <table:table-cell office:value-type="float" office:value="0.2814454">
                <text:p>0.28144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116633">
                <text:p>0.03116633</text:p>
              </table:table-cell>
              <table:table-cell office:value-type="float" office:value="0.2194692">
                <text:p>0.21946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41413">
                <text:p>11.41413</text:p>
              </table:table-cell>
              <table:table-cell office:value-type="float" office:value="1.219976">
                <text:p>1.2199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41413">
                <text:p>11.41413</text:p>
              </table:table-cell>
              <table:table-cell office:value-type="float" office:value="1.219976">
                <text:p>1.219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848616">
                <text:p>8.848616</text:p>
              </table:table-cell>
              <table:table-cell office:value-type="float" office:value="1.036824">
                <text:p>1.0368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82354">
                <text:p>7.582354</text:p>
              </table:table-cell>
              <table:table-cell office:value-type="float" office:value="0.944241">
                <text:p>0.9442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227828">
                <text:p>4.227828</text:p>
              </table:table-cell>
              <table:table-cell office:value-type="float" office:value="0.6376545">
                <text:p>0.63765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17205">
                <text:p>0.817205</text:p>
              </table:table-cell>
              <table:table-cell office:value-type="float" office:value="0.2865182">
                <text:p>0.2865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34634">
                <text:p>0.0334634</text:p>
              </table:table-cell>
              <table:table-cell office:value-type="float" office:value="0.2196518">
                <text:p>0.21965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36677">
                <text:p>15.36677</text:p>
              </table:table-cell>
              <table:table-cell office:value-type="float" office:value="1.349468">
                <text:p>1.3494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36677">
                <text:p>15.36677</text:p>
              </table:table-cell>
              <table:table-cell office:value-type="float" office:value="1.349468">
                <text:p>1.3494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80873">
                <text:p>11.80873</text:p>
              </table:table-cell>
              <table:table-cell office:value-type="float" office:value="1.247276">
                <text:p>1.2472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10068">
                <text:p>10.10068</text:p>
              </table:table-cell>
              <table:table-cell office:value-type="float" office:value="1.124919">
                <text:p>1.1249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163631">
                <text:p>5.163631</text:p>
              </table:table-cell>
              <table:table-cell office:value-type="float" office:value="0.732746">
                <text:p>0.732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19849">
                <text:p>0.719849</text:p>
              </table:table-cell>
              <table:table-cell office:value-type="float" office:value="0.2777411">
                <text:p>0.2777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947682">
                <text:p>0.02947682</text:p>
              </table:table-cell>
              <table:table-cell office:value-type="float" office:value="0.219335">
                <text:p>0.2193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19418">
                <text:p>16.19418</text:p>
              </table:table-cell>
              <table:table-cell office:value-type="float" office:value="1.309323">
                <text:p>1.3093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19418">
                <text:p>16.19418</text:p>
              </table:table-cell>
              <table:table-cell office:value-type="float" office:value="1.309323">
                <text:p>1.3093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35278">
                <text:p>12.35278</text:p>
              </table:table-cell>
              <table:table-cell office:value-type="float" office:value="1.282264">
                <text:p>1.282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7926">
                <text:p>10.7926</text:p>
              </table:table-cell>
              <table:table-cell office:value-type="float" office:value="1.175198">
                <text:p>1.175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16146">
                <text:p>5.616146</text:p>
              </table:table-cell>
              <table:table-cell office:value-type="float" office:value="0.7763443">
                <text:p>0.77634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02149">
                <text:p>0.7702149</text:p>
              </table:table-cell>
              <table:table-cell office:value-type="float" office:value="0.2822662">
                <text:p>0.28226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179004">
                <text:p>0.03179004</text:p>
              </table:table-cell>
              <table:table-cell office:value-type="float" office:value="0.2195188">
                <text:p>0.21951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2337">
                <text:p>17.2337</text:p>
              </table:table-cell>
              <table:table-cell office:value-type="float" office:value="1.215425">
                <text:p>1.215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2337">
                <text:p>17.2337</text:p>
              </table:table-cell>
              <table:table-cell office:value-type="float" office:value="1.215425">
                <text:p>1.215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71493">
                <text:p>12.71493</text:p>
              </table:table-cell>
              <table:table-cell office:value-type="float" office:value="1.303152">
                <text:p>1.3031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76495">
                <text:p>10.76495</text:p>
              </table:table-cell>
              <table:table-cell office:value-type="float" office:value="1.173183">
                <text:p>1.1731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147">
                <text:p>5.10147</text:p>
              </table:table-cell>
              <table:table-cell office:value-type="float" office:value="0.7266232">
                <text:p>0.7266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26227">
                <text:p>0.9726227</text:p>
              </table:table-cell>
              <table:table-cell office:value-type="float" office:value="0.3007832">
                <text:p>0.30078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233258">
                <text:p>0.06233258</text:p>
              </table:table-cell>
              <table:table-cell office:value-type="float" office:value="0.2219532">
                <text:p>0.22195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61849">
                <text:p>17.61849</text:p>
              </table:table-cell>
              <table:table-cell office:value-type="float" office:value="1.168841">
                <text:p>1.1688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61849">
                <text:p>17.61849</text:p>
              </table:table-cell>
              <table:table-cell office:value-type="float" office:value="1.168841">
                <text:p>1.1688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24683">
                <text:p>13.24683</text:p>
              </table:table-cell>
              <table:table-cell office:value-type="float" office:value="1.329184">
                <text:p>1.3291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15529">
                <text:p>11.15529</text:p>
              </table:table-cell>
              <table:table-cell office:value-type="float" office:value="1.201504">
                <text:p>1.2015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336114">
                <text:p>5.336114</text:p>
              </table:table-cell>
              <table:table-cell office:value-type="float" office:value="0.7495702">
                <text:p>0.74957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388106">
                <text:p>0.8388106</text:p>
              </table:table-cell>
              <table:table-cell office:value-type="float" office:value="0.2884829">
                <text:p>0.28848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462145">
                <text:p>0.03462145</text:p>
              </table:table-cell>
              <table:table-cell office:value-type="float" office:value="0.2197438">
                <text:p>0.21974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56585">
                <text:p>17.56585</text:p>
              </table:table-cell>
              <table:table-cell office:value-type="float" office:value="1.175567">
                <text:p>1.1755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56585">
                <text:p>17.56585</text:p>
              </table:table-cell>
              <table:table-cell office:value-type="float" office:value="1.175567">
                <text:p>1.1755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25645">
                <text:p>14.25645</text:p>
              </table:table-cell>
              <table:table-cell office:value-type="float" office:value="1.358261">
                <text:p>1.3582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00404">
                <text:p>12.00404</text:p>
              </table:table-cell>
              <table:table-cell office:value-type="float" office:value="1.260254">
                <text:p>1.2602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54734">
                <text:p>5.354734</text:p>
              </table:table-cell>
              <table:table-cell office:value-type="float" office:value="0.7513715">
                <text:p>0.75137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520157">
                <text:p>0.7520157</text:p>
              </table:table-cell>
              <table:table-cell office:value-type="float" office:value="0.2806272">
                <text:p>0.28062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103884">
                <text:p>0.03103884</text:p>
              </table:table-cell>
              <table:table-cell office:value-type="float" office:value="0.2194591">
                <text:p>0.21945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02122">
                <text:p>17.02122</text:p>
              </table:table-cell>
              <table:table-cell office:value-type="float" office:value="1.238496">
                <text:p>1.2384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02122">
                <text:p>17.02122</text:p>
              </table:table-cell>
              <table:table-cell office:value-type="float" office:value="1.238496">
                <text:p>1.2384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25218">
                <text:p>13.25218</text:p>
              </table:table-cell>
              <table:table-cell office:value-type="float" office:value="1.329413">
                <text:p>1.3294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30702">
                <text:p>11.30702</text:p>
              </table:table-cell>
              <table:table-cell office:value-type="float" office:value="1.212374">
                <text:p>1.2123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176405">
                <text:p>5.176405</text:p>
              </table:table-cell>
              <table:table-cell office:value-type="float" office:value="0.7340004">
                <text:p>0.7340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763875">
                <text:p>0.5763875</text:p>
              </table:table-cell>
              <table:table-cell office:value-type="float" office:value="0.2650396">
                <text:p>0.2650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10737">
                <text:p>16.10737</text:p>
              </table:table-cell>
              <table:table-cell office:value-type="float" office:value="1.314971">
                <text:p>1.3149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10737">
                <text:p>16.10737</text:p>
              </table:table-cell>
              <table:table-cell office:value-type="float" office:value="1.314971">
                <text:p>1.3149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15387">
                <text:p>12.15387</text:p>
              </table:table-cell>
              <table:table-cell office:value-type="float" office:value="1.26991">
                <text:p>1.26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2499">
                <text:p>10.2499</text:p>
              </table:table-cell>
              <table:table-cell office:value-type="float" office:value="1.135683">
                <text:p>1.1356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910497">
                <text:p>4.910497</text:p>
              </table:table-cell>
              <table:table-cell office:value-type="float" office:value="0.7076232">
                <text:p>0.70762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822678">
                <text:p>0.5822678</text:p>
              </table:table-cell>
              <table:table-cell office:value-type="float" office:value="0.2655546">
                <text:p>0.26555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02479">
                <text:p>15.02479</text:p>
              </table:table-cell>
              <table:table-cell office:value-type="float" office:value="1.357385">
                <text:p>1.3573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02479">
                <text:p>15.02479</text:p>
              </table:table-cell>
              <table:table-cell office:value-type="float" office:value="1.357385">
                <text:p>1.357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17645">
                <text:p>11.17645</text:p>
              </table:table-cell>
              <table:table-cell office:value-type="float" office:value="1.203026">
                <text:p>1.2030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510706">
                <text:p>9.510706</text:p>
              </table:table-cell>
              <table:table-cell office:value-type="float" office:value="1.083165">
                <text:p>1.0831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767446">
                <text:p>4.767446</text:p>
              </table:table-cell>
              <table:table-cell office:value-type="float" office:value="0.6932129">
                <text:p>0.69321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39351">
                <text:p>0.5939351</text:p>
              </table:table-cell>
              <table:table-cell office:value-type="float" office:value="0.266578">
                <text:p>0.266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81988">
                <text:p>13.81988</text:p>
              </table:table-cell>
              <table:table-cell office:value-type="float" office:value="1.349428">
                <text:p>1.3494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81988">
                <text:p>13.81988</text:p>
              </table:table-cell>
              <table:table-cell office:value-type="float" office:value="1.349428">
                <text:p>1.3494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17231">
                <text:p>10.17231</text:p>
              </table:table-cell>
              <table:table-cell office:value-type="float" office:value="1.130076">
                <text:p>1.130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790067">
                <text:p>8.790067</text:p>
              </table:table-cell>
              <table:table-cell office:value-type="float" office:value="1.032698">
                <text:p>1.0326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60728">
                <text:p>4.560728</text:p>
              </table:table-cell>
              <table:table-cell office:value-type="float" office:value="0.6721396">
                <text:p>0.67213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83985">
                <text:p>0.583985</text:p>
              </table:table-cell>
              <table:table-cell office:value-type="float" office:value="0.2657051">
                <text:p>0.26570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49418">
                <text:p>11.49418</text:p>
              </table:table-cell>
              <table:table-cell office:value-type="float" office:value="1.225611">
                <text:p>1.2256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49418">
                <text:p>11.49418</text:p>
              </table:table-cell>
              <table:table-cell office:value-type="float" office:value="1.225611">
                <text:p>1.2256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660841">
                <text:p>8.660841</text:p>
              </table:table-cell>
              <table:table-cell office:value-type="float" office:value="1.023559">
                <text:p>1.0235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434867">
                <text:p>7.434867</text:p>
              </table:table-cell>
              <table:table-cell office:value-type="float" office:value="0.932816">
                <text:p>0.9328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13611">
                <text:p>4.213611</text:p>
              </table:table-cell>
              <table:table-cell office:value-type="float" office:value="0.6361685">
                <text:p>0.63616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6309">
                <text:p>0.596309</text:p>
              </table:table-cell>
              <table:table-cell office:value-type="float" office:value="0.2667864">
                <text:p>0.26678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51965">
                <text:p>12.51965</text:p>
              </table:table-cell>
              <table:table-cell office:value-type="float" office:value="1.292166">
                <text:p>1.2921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51965">
                <text:p>12.51965</text:p>
              </table:table-cell>
              <table:table-cell office:value-type="float" office:value="1.292166">
                <text:p>1.292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712603">
                <text:p>9.712603</text:p>
              </table:table-cell>
              <table:table-cell office:value-type="float" office:value="1.097335">
                <text:p>1.0973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425307">
                <text:p>8.425307</text:p>
              </table:table-cell>
              <table:table-cell office:value-type="float" office:value="1.006751">
                <text:p>1.0067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04028">
                <text:p>4.604028</text:p>
              </table:table-cell>
              <table:table-cell office:value-type="float" office:value="0.6765769">
                <text:p>0.67657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094316">
                <text:p>0.6094316</text:p>
              </table:table-cell>
              <table:table-cell office:value-type="float" office:value="0.2679401">
                <text:p>0.26794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495551">
                <text:p>0.02495551</text:p>
              </table:table-cell>
              <table:table-cell office:value-type="float" office:value="0.218976">
                <text:p>0.2189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20338">
                <text:p>14.20338</text:p>
              </table:table-cell>
              <table:table-cell office:value-type="float" office:value="1.357524">
                <text:p>1.3575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20338">
                <text:p>14.20338</text:p>
              </table:table-cell>
              <table:table-cell office:value-type="float" office:value="1.357524">
                <text:p>1.3575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93189">
                <text:p>10.93189</text:p>
              </table:table-cell>
              <table:table-cell office:value-type="float" office:value="1.185338">
                <text:p>1.1853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551311">
                <text:p>9.551311</text:p>
              </table:table-cell>
              <table:table-cell office:value-type="float" office:value="1.086009">
                <text:p>1.0860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053458">
                <text:p>5.053458</text:p>
              </table:table-cell>
              <table:table-cell office:value-type="float" office:value="0.721873">
                <text:p>0.7218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194608">
                <text:p>0.6194608</text:p>
              </table:table-cell>
              <table:table-cell office:value-type="float" office:value="0.2688235">
                <text:p>0.26882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6053">
                <text:p>15.6053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6053">
                <text:p>15.6053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78253">
                <text:p>11.78253</text:p>
              </table:table-cell>
              <table:table-cell office:value-type="float" office:value="1.245505">
                <text:p>1.2455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03642">
                <text:p>10.03642</text:p>
              </table:table-cell>
              <table:table-cell office:value-type="float" office:value="1.120309">
                <text:p>1.1203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898678">
                <text:p>4.898678</text:p>
              </table:table-cell>
              <table:table-cell office:value-type="float" office:value="0.7064383">
                <text:p>0.70643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86654">
                <text:p>0.586654</text:p>
              </table:table-cell>
              <table:table-cell office:value-type="float" office:value="0.2659391">
                <text:p>0.2659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49263">
                <text:p>18.49263</text:p>
              </table:table-cell>
              <table:table-cell office:value-type="float" office:value="1.042415">
                <text:p>1.0424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49263">
                <text:p>18.49263</text:p>
              </table:table-cell>
              <table:table-cell office:value-type="float" office:value="1.042415">
                <text:p>1.0424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83396">
                <text:p>13.83396</text:p>
              </table:table-cell>
              <table:table-cell office:value-type="float" office:value="1.349808">
                <text:p>1.3498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16167">
                <text:p>11.16167</text:p>
              </table:table-cell>
              <table:table-cell office:value-type="float" office:value="1.201963">
                <text:p>1.201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849565">
                <text:p>4.849565</text:p>
              </table:table-cell>
              <table:table-cell office:value-type="float" office:value="0.7015033">
                <text:p>0.70150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582294">
                <text:p>0.5582294</text:p>
              </table:table-cell>
              <table:table-cell office:value-type="float" office:value="0.2634521">
                <text:p>0.26345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12013">
                <text:p>18.12013</text:p>
              </table:table-cell>
              <table:table-cell office:value-type="float" office:value="1.099492">
                <text:p>1.0994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12013">
                <text:p>18.12013</text:p>
              </table:table-cell>
              <table:table-cell office:value-type="float" office:value="1.099492">
                <text:p>1.0994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49633">
                <text:p>13.49633</text:p>
              </table:table-cell>
              <table:table-cell office:value-type="float" office:value="1.339102">
                <text:p>1.3391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77874">
                <text:p>10.77874</text:p>
              </table:table-cell>
              <table:table-cell office:value-type="float" office:value="1.174188">
                <text:p>1.1741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742197">
                <text:p>4.742197</text:p>
              </table:table-cell>
              <table:table-cell office:value-type="float" office:value="0.6906543">
                <text:p>0.69065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597285">
                <text:p>0.7597285</text:p>
              </table:table-cell>
              <table:table-cell office:value-type="float" office:value="0.2813213">
                <text:p>0.28132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830166">
                <text:p>0.04830166</text:p>
              </table:table-cell>
              <table:table-cell office:value-type="float" office:value="0.220833">
                <text:p>0.2208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07655">
                <text:p>21.07655</text:p>
              </table:table-cell>
              <table:table-cell office:value-type="float" office:value="0.5828851">
                <text:p>0.58288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07655">
                <text:p>21.07655</text:p>
              </table:table-cell>
              <table:table-cell office:value-type="float" office:value="0.5828851">
                <text:p>0.58288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24309">
                <text:p>16.24309</text:p>
              </table:table-cell>
              <table:table-cell office:value-type="float" office:value="1.305991">
                <text:p>1.305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26574">
                <text:p>13.26574</text:p>
              </table:table-cell>
              <table:table-cell office:value-type="float" office:value="1.329991">
                <text:p>1.329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781809">
                <text:p>5.781809</text:p>
              </table:table-cell>
              <table:table-cell office:value-type="float" office:value="0.7918555">
                <text:p>0.79185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936752">
                <text:p>0.5936752</text:p>
              </table:table-cell>
              <table:table-cell office:value-type="float" office:value="0.2665552">
                <text:p>0.26655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23293">
                <text:p>23.23293</text:p>
              </table:table-cell>
              <table:table-cell office:value-type="float" office:value="0.2566129">
                <text:p>0.25661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23293">
                <text:p>23.23293</text:p>
              </table:table-cell>
              <table:table-cell office:value-type="float" office:value="0.2566129">
                <text:p>0.25661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13261">
                <text:p>18.13261</text:p>
              </table:table-cell>
              <table:table-cell office:value-type="float" office:value="1.097652">
                <text:p>1.0976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74736">
                <text:p>14.74736</text:p>
              </table:table-cell>
              <table:table-cell office:value-type="float" office:value="1.360298">
                <text:p>1.360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88411">
                <text:p>6.188411</text:p>
              </table:table-cell>
              <table:table-cell office:value-type="float" office:value="0.8288553">
                <text:p>0.82885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034922">
                <text:p>0.6034922</text:p>
              </table:table-cell>
              <table:table-cell office:value-type="float" office:value="0.2674177">
                <text:p>0.26741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68019">
                <text:p>21.68019</text:p>
              </table:table-cell>
              <table:table-cell office:value-type="float" office:value="0.4791726">
                <text:p>0.47917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68019">
                <text:p>21.68019</text:p>
              </table:table-cell>
              <table:table-cell office:value-type="float" office:value="0.4791726">
                <text:p>0.47917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.13995">
                <text:p>17.13995</text:p>
              </table:table-cell>
              <table:table-cell office:value-type="float" office:value="1.225843">
                <text:p>1.2258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60391">
                <text:p>14.60391</text:p>
              </table:table-cell>
              <table:table-cell office:value-type="float" office:value="1.360625">
                <text:p>1.36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464755">
                <text:p>6.464755</text:p>
              </table:table-cell>
              <table:table-cell office:value-type="float" office:value="0.8531197">
                <text:p>0.85311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54328">
                <text:p>0.6154328</text:p>
              </table:table-cell>
              <table:table-cell office:value-type="float" office:value="0.2684686">
                <text:p>0.26846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31978">
                <text:p>22.31978</text:p>
              </table:table-cell>
              <table:table-cell office:value-type="float" office:value="0.3786346">
                <text:p>0.37863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31978">
                <text:p>22.31978</text:p>
              </table:table-cell>
              <table:table-cell office:value-type="float" office:value="0.3786346">
                <text:p>0.37863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74365">
                <text:p>17.74365</text:p>
              </table:table-cell>
              <table:table-cell office:value-type="float" office:value="1.152414">
                <text:p>1.1524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04401">
                <text:p>15.04401</text:p>
              </table:table-cell>
              <table:table-cell office:value-type="float" office:value="1.357068">
                <text:p>1.3570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821192">
                <text:p>6.821192</text:p>
              </table:table-cell>
              <table:table-cell office:value-type="float" office:value="0.883369">
                <text:p>0.8833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873472">
                <text:p>0.7873472</text:p>
              </table:table-cell>
              <table:table-cell office:value-type="float" office:value="0.2838131">
                <text:p>0.28381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005963">
                <text:p>0.05005963</text:p>
              </table:table-cell>
              <table:table-cell office:value-type="float" office:value="0.2209732">
                <text:p>0.22097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57818">
                <text:p>21.57818</text:p>
              </table:table-cell>
              <table:table-cell office:value-type="float" office:value="0.4961748">
                <text:p>0.49617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57818">
                <text:p>21.57818</text:p>
              </table:table-cell>
              <table:table-cell office:value-type="float" office:value="0.4961748">
                <text:p>0.49617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73013">
                <text:p>17.73013</text:p>
              </table:table-cell>
              <table:table-cell office:value-type="float" office:value="1.154217">
                <text:p>1.1542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51977">
                <text:p>15.51977</text:p>
              </table:table-cell>
              <table:table-cell office:value-type="float" office:value="1.34432">
                <text:p>1.344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929154">
                <text:p>7.929154</text:p>
              </table:table-cell>
              <table:table-cell office:value-type="float" office:value="0.9704862">
                <text:p>0.97048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28293">
                <text:p>1.028293</text:p>
              </table:table-cell>
              <table:table-cell office:value-type="float" office:value="0.3059661">
                <text:p>0.30596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537964">
                <text:p>0.06537964</text:p>
              </table:table-cell>
              <table:table-cell office:value-type="float" office:value="0.2221969">
                <text:p>0.22219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.16089">
                <text:p>20.16089</text:p>
              </table:table-cell>
              <table:table-cell office:value-type="float" office:value="0.749496">
                <text:p>0.7494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.16089">
                <text:p>20.16089</text:p>
              </table:table-cell>
              <table:table-cell office:value-type="float" office:value="0.749496">
                <text:p>0.7494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81318">
                <text:p>14.81318</text:p>
              </table:table-cell>
              <table:table-cell office:value-type="float" office:value="1.359882">
                <text:p>1.3598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35016">
                <text:p>11.35016</text:p>
              </table:table-cell>
              <table:table-cell office:value-type="float" office:value="1.215443">
                <text:p>1.2154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735662">
                <text:p>4.735662</text:p>
              </table:table-cell>
              <table:table-cell office:value-type="float" office:value="0.6899914">
                <text:p>0.68999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943431">
                <text:p>0.6943431</text:p>
              </table:table-cell>
              <table:table-cell office:value-type="float" office:value="0.2754624">
                <text:p>0.27546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4414943">
                <text:p>0.04414943</text:p>
              </table:table-cell>
              <table:table-cell office:value-type="float" office:value="0.2205021">
                <text:p>0.2205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57169">
                <text:p>21.57169</text:p>
              </table:table-cell>
              <table:table-cell office:value-type="float" office:value="0.4972644">
                <text:p>0.49726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57169">
                <text:p>21.57169</text:p>
              </table:table-cell>
              <table:table-cell office:value-type="float" office:value="0.4972644">
                <text:p>0.49726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80621">
                <text:p>16.80621</text:p>
              </table:table-cell>
              <table:table-cell office:value-type="float" office:value="1.259847">
                <text:p>1.2598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99044">
                <text:p>13.99044</text:p>
              </table:table-cell>
              <table:table-cell office:value-type="float" office:value="1.353613">
                <text:p>1.3536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872653">
                <text:p>5.872653</text:p>
              </table:table-cell>
              <table:table-cell office:value-type="float" office:value="0.8002552">
                <text:p>0.8002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777823">
                <text:p>0.5777823</text:p>
              </table:table-cell>
              <table:table-cell office:value-type="float" office:value="0.2651617">
                <text:p>0.26516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365934">
                <text:p>0.02365934</text:p>
              </table:table-cell>
              <table:table-cell office:value-type="float" office:value="0.2188732">
                <text:p>0.21887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93753">
                <text:p>20.93753</text:p>
              </table:table-cell>
              <table:table-cell office:value-type="float" office:value="0.6076715">
                <text:p>0.60767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93753">
                <text:p>20.93753</text:p>
              </table:table-cell>
              <table:table-cell office:value-type="float" office:value="0.6076715">
                <text:p>0.60767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29185">
                <text:p>16.29185</text:p>
              </table:table-cell>
              <table:table-cell office:value-type="float" office:value="1.302561">
                <text:p>1.3025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29902">
                <text:p>13.29902</text:p>
              </table:table-cell>
              <table:table-cell office:value-type="float" office:value="1.33139">
                <text:p>1.331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374644">
                <text:p>5.374644</text:p>
              </table:table-cell>
              <table:table-cell office:value-type="float" office:value="0.7532943">
                <text:p>0.75329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190782">
                <text:p>0.7190782</text:p>
              </table:table-cell>
              <table:table-cell office:value-type="float" office:value="0.2776721">
                <text:p>0.27767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57194">
                <text:p>0.0457194</text:p>
              </table:table-cell>
              <table:table-cell office:value-type="float" office:value="0.2206272">
                <text:p>0.22062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47163">
                <text:p>22.47163</text:p>
              </table:table-cell>
              <table:table-cell office:value-type="float" office:value="0.3564803">
                <text:p>0.3564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47163">
                <text:p>22.47163</text:p>
              </table:table-cell>
              <table:table-cell office:value-type="float" office:value="0.3564803">
                <text:p>0.35648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46849">
                <text:p>17.46849</text:p>
              </table:table-cell>
              <table:table-cell office:value-type="float" office:value="1.187718">
                <text:p>1.1877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68941">
                <text:p>14.68941</text:p>
              </table:table-cell>
              <table:table-cell office:value-type="float" office:value="1.360524">
                <text:p>1.3605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153607">
                <text:p>6.153607</text:p>
              </table:table-cell>
              <table:table-cell office:value-type="float" office:value="0.8257486">
                <text:p>0.82574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1331">
                <text:p>0.71331</text:p>
              </table:table-cell>
              <table:table-cell office:value-type="float" office:value="0.2771561">
                <text:p>0.27715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535297">
                <text:p>0.04535297</text:p>
              </table:table-cell>
              <table:table-cell office:value-type="float" office:value="0.220598">
                <text:p>0.2205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20915">
                <text:p>18.20915</text:p>
              </table:table-cell>
              <table:table-cell office:value-type="float" office:value="1.086254">
                <text:p>1.0862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48552">
                <text:p>15.48552</text:p>
              </table:table-cell>
              <table:table-cell office:value-type="float" office:value="1.34556">
                <text:p>1.345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48552">
                <text:p>15.48552</text:p>
              </table:table-cell>
              <table:table-cell office:value-type="float" office:value="1.34556">
                <text:p>1.345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4327">
                <text:p>11.4327</text:p>
              </table:table-cell>
              <table:table-cell office:value-type="float" office:value="1.221287">
                <text:p>1.221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06299">
                <text:p>9.806299</text:p>
              </table:table-cell>
              <table:table-cell office:value-type="float" office:value="1.103945">
                <text:p>1.1039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029124">
                <text:p>5.029124</text:p>
              </table:table-cell>
              <table:table-cell office:value-type="float" office:value="0.7194585">
                <text:p>0.71945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754704">
                <text:p>0.7754704</text:p>
              </table:table-cell>
              <table:table-cell office:value-type="float" office:value="0.2827403">
                <text:p>0.28274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930531">
                <text:p>0.04930531</text:p>
              </table:table-cell>
              <table:table-cell office:value-type="float" office:value="0.2209131">
                <text:p>0.22091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74788">
                <text:p>14.74788</text:p>
              </table:table-cell>
              <table:table-cell office:value-type="float" office:value="1.360295">
                <text:p>1.3602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74788">
                <text:p>14.74788</text:p>
              </table:table-cell>
              <table:table-cell office:value-type="float" office:value="1.360295">
                <text:p>1.3602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21177">
                <text:p>11.21177</text:p>
              </table:table-cell>
              <table:table-cell office:value-type="float" office:value="1.205563">
                <text:p>1.2055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749474">
                <text:p>9.749474</text:p>
              </table:table-cell>
              <table:table-cell office:value-type="float" office:value="1.099933">
                <text:p>1.0999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127289">
                <text:p>5.127289</text:p>
              </table:table-cell>
              <table:table-cell office:value-type="float" office:value="0.7291701">
                <text:p>0.72917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23415">
                <text:p>1.023415</text:p>
              </table:table-cell>
              <table:table-cell office:value-type="float" office:value="0.3055105">
                <text:p>0.3055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6506991">
                <text:p>0.06506991</text:p>
              </table:table-cell>
              <table:table-cell office:value-type="float" office:value="0.2221721">
                <text:p>0.22217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36969">
                <text:p>14.36969</text:p>
              </table:table-cell>
              <table:table-cell office:value-type="float" office:value="1.359508">
                <text:p>1.3595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36969">
                <text:p>14.36969</text:p>
              </table:table-cell>
              <table:table-cell office:value-type="float" office:value="1.359508">
                <text:p>1.3595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.0916">
                <text:p>11.0916</text:p>
              </table:table-cell>
              <table:table-cell office:value-type="float" office:value="1.196911">
                <text:p>1.1969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16529">
                <text:p>15.16529</text:p>
              </table:table-cell>
              <table:table-cell office:value-type="float" office:value="1.354723">
                <text:p>1.3547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.45686">
                <text:p>11.45686</text:p>
              </table:table-cell>
              <table:table-cell office:value-type="float" office:value="1.222989">
                <text:p>1.2229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32582">
                <text:p>14.32582</text:p>
              </table:table-cell>
              <table:table-cell office:value-type="float" office:value="1.359078">
                <text:p>1.3590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32582">
                <text:p>14.32582</text:p>
              </table:table-cell>
              <table:table-cell office:value-type="float" office:value="1.359078">
                <text:p>1.3590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96533">
                <text:p>10.96533</text:p>
              </table:table-cell>
              <table:table-cell office:value-type="float" office:value="1.187767">
                <text:p>1.1877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587056">
                <text:p>9.587056</text:p>
              </table:table-cell>
              <table:table-cell office:value-type="float" office:value="1.088515">
                <text:p>1.0885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134487">
                <text:p>5.134487</text:p>
              </table:table-cell>
              <table:table-cell office:value-type="float" office:value="0.7298792">
                <text:p>0.72987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211025">
                <text:p>0.7211025</text:p>
              </table:table-cell>
              <table:table-cell office:value-type="float" office:value="0.2778533">
                <text:p>0.27785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952814">
                <text:p>0.02952814</text:p>
              </table:table-cell>
              <table:table-cell office:value-type="float" office:value="0.2193391">
                <text:p>0.21933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82238">
                <text:p>13.82238</text:p>
              </table:table-cell>
              <table:table-cell office:value-type="float" office:value="1.349496">
                <text:p>1.3494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.82238">
                <text:p>13.82238</text:p>
              </table:table-cell>
              <table:table-cell office:value-type="float" office:value="1.349496">
                <text:p>1.3494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37739">
                <text:p>10.37739</text:p>
              </table:table-cell>
              <table:table-cell office:value-type="float" office:value="1.14493">
                <text:p>1.144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944379">
                <text:p>8.944379</text:p>
              </table:table-cell>
              <table:table-cell office:value-type="float" office:value="1.043554">
                <text:p>1.0435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890767">
                <text:p>4.890767</text:p>
              </table:table-cell>
              <table:table-cell office:value-type="float" office:value="0.7056445">
                <text:p>0.7056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496754">
                <text:p>0.7496754</text:p>
              </table:table-cell>
              <table:table-cell office:value-type="float" office:value="0.2804168">
                <text:p>0.2804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069816">
                <text:p>0.03069816</text:p>
              </table:table-cell>
              <table:table-cell office:value-type="float" office:value="0.219432">
                <text:p>0.2194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